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BD00000038D8EC7FC5613ADC3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3" svg:font-family="Arial" style:font-adornments="Bold"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Noto Sans SC Regular" svg:font-family="'Noto Sans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svg:stroke-width="0.102cm" svg:stroke-color="#333333" draw:marker-start-width="0.509cm" draw:marker-end-width="0.509cm" draw:textarea-vertical-align="middle" fo:padding-top="0.176cm" fo:padding-bottom="0.176cm" fo:padding-left="0.301cm" fo:padding-right="0.301cm"/>
    </style:style>
    <style:style style:name="gr2" style:family="graphic" style:parent-style-name="Default_5f_1">
      <style:graphic-properties draw:stroke="none" svg:stroke-width="0cm" draw:fill="solid" draw:fill-color="#02a49c" draw:textarea-vertical-align="middle" draw:auto-grow-height="false" draw:fit-to-size="false" style:shrink-to-fit="false" fo:min-height="1.015cm" fo:min-width="3.272cm" fo:padding-top="0.125cm" fo:padding-bottom="0.125cm" fo:padding-left="0.25cm" fo:padding-right="0.25cm" fo:wrap-option="no-wrap"/>
    </style:style>
    <style:style style:name="gr3" style:family="graphic" style:parent-style-name="Default_5f_1">
      <style:graphic-properties draw:stroke="none" svg:stroke-width="0cm" draw:fill="solid" draw:fill-color="#00b2e2" draw:textarea-vertical-align="middle" draw:auto-grow-height="false" draw:fit-to-size="false" style:shrink-to-fit="false" fo:min-height="0.975cm" fo:min-width="4.541cm" fo:padding-top="0.125cm" fo:padding-bottom="0.125cm" fo:padding-left="0.25cm" fo:padding-right="0.25cm" fo:wrap-option="no-wrap"/>
    </style:style>
    <style:style style:name="gr4" style:family="graphic" style:parent-style-name="Default_5f_1">
      <style:graphic-properties draw:stroke="none" svg:stroke-width="0cm" draw:fill="solid" draw:fill-color="#5f5f5f" draw:textarea-vertical-align="middle" draw:auto-grow-height="false" draw:fit-to-size="false" style:shrink-to-fit="false" fo:min-height="0.975cm" fo:min-width="4.541cm" fo:padding-top="0.125cm" fo:padding-bottom="0.125cm" fo:padding-left="0.25cm" fo:padding-right="0.25cm" fo:wrap-option="no-wrap"/>
    </style:style>
    <style:style style:name="gr5" style:family="graphic" style:parent-style-name="Default_5f_1">
      <style:graphic-properties svg:stroke-width="0.102cm" svg:stroke-color="#333333" draw:marker-start-width="0.509cm" draw:marker-end-width="0.509cm" draw:textarea-vertical-align="middle" fo:padding-top="0.176cm" fo:padding-bottom="0.176cm" fo:padding-left="0.301cm" fo:padding-right="0.301cm"/>
    </style:style>
    <style:style style:name="gr6" style:family="graphic" style:parent-style-name="Default_5f_1">
      <style:graphic-properties svg:stroke-width="0.102cm" svg:stroke-color="#333333" draw:marker-start-width="0.508cm" draw:marker-end-width="0.508cm" draw:textarea-vertical-align="middle" fo:padding-top="0.175cm" fo:padding-bottom="0.175cm" fo:padding-left="0.3cm" fo:padding-right="0.3cm"/>
    </style:style>
    <style:style style:name="gr7" style:family="graphic" style:parent-style-name="Default_5f_1">
      <style:graphic-properties svg:stroke-width="0.102cm" svg:stroke-color="#3399ff" draw:marker-start-width="0.432cm" draw:marker-end-width="0.432cm" draw:textarea-vertical-align="middle" fo:padding-top="0.175cm" fo:padding-bottom="0.175cm" fo:padding-left="0.3cm" fo:padding-right="0.3cm"/>
    </style:style>
    <style:style style:name="gr8" style:family="graphic" style:parent-style-name="Default_5f_1">
      <style:graphic-properties svg:stroke-width="0.102cm" svg:stroke-color="#3399ff" draw:marker-start-width="0.432cm" draw:marker-end-width="0.432cm" draw:textarea-vertical-align="middle" fo:padding-top="0.175cm" fo:padding-bottom="0.175cm" fo:padding-left="0.3cm" fo:padding-right="0.3cm"/>
    </style:style>
    <style:style style:name="gr9" style:family="graphic" style:parent-style-name="Default_5f_1">
      <style:graphic-properties draw:stroke="none" svg:stroke-width="0cm" draw:fill="solid" draw:fill-color="#b2b2b2" draw:textarea-vertical-align="middle" draw:auto-grow-height="false" draw:fit-to-size="false" style:shrink-to-fit="false" fo:min-height="2.211cm" fo:min-width="1.948cm" fo:padding-top="0.125cm" fo:padding-bottom="0.125cm" fo:padding-left="0.25cm" fo:padding-right="0.25cm" fo:wrap-option="no-wrap"/>
    </style:style>
    <style:style style:name="gr10" style:family="graphic" style:parent-style-name="Default_5f_1">
      <style:graphic-properties svg:stroke-width="0.102cm" svg:stroke-color="#333333" draw:marker-start-width="0.508cm" draw:marker-end-width="0.508cm" draw:textarea-vertical-align="middle" fo:padding-top="0.175cm" fo:padding-bottom="0.175cm" fo:padding-left="0.3cm" fo:padding-right="0.3cm"/>
    </style:style>
    <style:style style:name="gr11" style:family="graphic" style:parent-style-name="Default_5f_2_5f_1_5f_1">
      <style:graphic-properties draw:fill="solid" draw:fill-color="#cccccc" draw:textarea-horizontal-align="justify" draw:textarea-vertical-align="middle" draw:auto-grow-height="false" fo:min-height="0.55cm" fo:min-width="1.9cm"/>
    </style:style>
    <style:style style:name="gr12" style:family="graphic" style:parent-style-name="Default_5f_2_5f_1_5f_1">
      <style:graphic-properties draw:fill="solid" draw:fill-color="#99ff99" draw:textarea-horizontal-align="justify" draw:textarea-vertical-align="middle" draw:auto-grow-height="false" fo:min-height="0.55cm" fo:min-width="1.9cm"/>
    </style:style>
    <style:style style:name="gr13" style:family="graphic" style:parent-style-name="standard">
      <style:graphic-properties svg:stroke-width="0.102cm" svg:stroke-color="#841781" draw:marker-start-width="0.509cm" draw:marker-end-width="0.509cm" draw:textarea-vertical-align="middle" fo:padding-top="0.176cm" fo:padding-bottom="0.176cm" fo:padding-left="0.301cm" fo:padding-right="0.301cm"/>
    </style:style>
    <style:style style:name="gr14" style:family="graphic" style:parent-style-name="standard">
      <style:graphic-properties svg:stroke-width="0.102cm" svg:stroke-color="#841781" draw:marker-start-width="0.509cm" draw:marker-end-width="0.509cm" draw:textarea-vertical-align="middle" fo:padding-top="0.176cm" fo:padding-bottom="0.176cm" fo:padding-left="0.301cm" fo:padding-right="0.301cm"/>
    </style:style>
    <style:style style:name="gr15" style:family="graphic">
      <style:graphic-properties style:protect="size"/>
    </style:style>
    <style:style style:name="gr16" style:family="graphic" style:parent-style-name="standard">
      <style:graphic-properties draw:fill="solid" draw:fill-color="#71d6e0" draw:textarea-horizontal-align="justify" draw:textarea-vertical-align="middle" draw:auto-grow-height="false" fo:min-height="11.443cm" fo:min-width="2.938cm"/>
    </style:style>
    <style:style style:name="gr17" style:family="graphic" style:parent-style-name="Default_5f_1_5f_3">
      <style:graphic-properties draw:stroke="none" svg:stroke-width="0cm" draw:fill="solid" draw:fill-color="#5f5f5f" draw:textarea-vertical-align="middle" draw:auto-grow-height="false" draw:fit-to-size="false" style:shrink-to-fit="false" fo:min-height="2.003cm" fo:min-width="1.948cm" fo:padding-top="0.125cm" fo:padding-bottom="0.125cm" fo:padding-left="0.25cm" fo:padding-right="0.25cm" fo:wrap-option="no-wrap"/>
    </style:style>
    <style:style style:name="gr18" style:family="graphic" style:parent-style-name="Default_5f_2_5f_1_5f_1_5f_3">
      <style:graphic-properties svg:stroke-width="0.051cm" svg:stroke-color="#a7a9ac" draw:marker-start-width="0.279cm" draw:marker-end-width="0.279cm" draw:fill="none" draw:fill-color="#dcddde" draw:gradient-step-count="0" draw:textarea-horizontal-align="justify" draw:textarea-vertical-align="middle" draw:auto-grow-height="false" fo:min-height="0.5cm" fo:min-width="1.85cm" fo:padding-top="0.15cm" fo:padding-bottom="0.15cm" fo:padding-left="0.275cm" fo:padding-right="0.275cm"/>
    </style:style>
    <style:style style:name="gr19" style:family="graphic" style:parent-style-name="Default_5f_2_5f_1_5f_1_5f_3">
      <style:graphic-properties svg:stroke-width="0.051cm" svg:stroke-color="#02d35f" draw:marker-start-width="0.279cm" draw:marker-end-width="0.279cm" draw:fill="none" draw:fill-color="#a0ff5f" draw:textarea-horizontal-align="justify" draw:textarea-vertical-align="middle" draw:auto-grow-height="false" fo:min-height="0.5cm" fo:min-width="1.85cm" fo:padding-top="0.15cm" fo:padding-bottom="0.15cm" fo:padding-left="0.275cm" fo:padding-right="0.275cm"/>
    </style:style>
    <style:style style:name="gr20" style:family="graphic" style:parent-style-name="Default_5f_2_5f_1_5f_1_5f_3">
      <style:graphic-properties svg:stroke-width="0.051cm" svg:stroke-color="#a7a9ac" draw:marker-start-width="0.279cm" draw:marker-end-width="0.279cm" draw:fill="none" draw:fill-color="#dcddde" draw:textarea-horizontal-align="justify" draw:textarea-vertical-align="middle" draw:auto-grow-height="false" fo:min-height="0.5cm" fo:min-width="1.85cm" fo:padding-top="0.15cm" fo:padding-bottom="0.15cm" fo:padding-left="0.275cm" fo:padding-right="0.275cm"/>
    </style:style>
    <style:style style:name="gr21" style:family="graphic" style:parent-style-name="objectwithoutfill">
      <style:graphic-properties svg:stroke-width="0.102cm" svg:stroke-color="#cc0000" draw:marker-start-width="0.356cm" draw:marker-end="Diamond" draw:marker-end-width="0.305cm" draw:fill="none" draw:textarea-vertical-align="middle" fo:padding-top="0.175cm" fo:padding-bottom="0.175cm" fo:padding-left="0.3cm" fo:padding-right="0.3cm"/>
    </style:style>
    <style:style style:name="gr22" style:family="graphic" style:parent-style-name="objectwithoutfill">
      <style:graphic-properties draw:stroke="dash" draw:stroke-dash="Line_20_Style_20_9" svg:stroke-width="0.102cm" svg:stroke-color="#009900" draw:marker-start-width="0.356cm" draw:marker-end="" draw:marker-end-width="0.457cm" draw:fill="none" draw:textarea-vertical-align="middle" fo:padding-top="0.175cm" fo:padding-bottom="0.175cm" fo:padding-left="0.3cm" fo:padding-right="0.3cm"/>
    </style:style>
    <style:style style:name="gr23" style:family="graphic" style:parent-style-name="objectwithoutfill">
      <style:graphic-properties svg:stroke-width="0.102cm" svg:stroke-color="#ff6600" draw:marker-start-width="0.356cm" draw:marker-end="Line_20_Arrow" draw:marker-end-width="0.305cm" draw:fill="none" draw:textarea-vertical-align="middle" fo:padding-top="0.175cm" fo:padding-bottom="0.175cm" fo:padding-left="0.3cm" fo:padding-right="0.3cm"/>
    </style:style>
    <style:style style:name="gr24" style:family="graphic" style:parent-style-name="objectwithoutfill">
      <style:graphic-properties draw:stroke="dash" draw:stroke-dash="Line_20_Style_20_9" svg:stroke-width="0.102cm" svg:stroke-color="#009999" draw:marker-start-width="0.356cm" draw:marker-end="" draw:marker-end-width="0.457cm" draw:fill="none" draw:textarea-vertical-align="middle" fo:padding-top="0.175cm" fo:padding-bottom="0.175cm" fo:padding-left="0.3cm" fo:padding-right="0.3cm"/>
    </style:style>
    <style:style style:name="gr25" style:family="graphic" style:parent-style-name="objectwithoutfill">
      <style:graphic-properties draw:stroke="dash" draw:stroke-dash="Line_20_Style_20_9" svg:stroke-width="0.102cm" svg:stroke-color="#ff3399" draw:marker-start-width="0.356cm" draw:marker-end="" draw:marker-end-width="0.457cm" draw:fill="none" draw:textarea-vertical-align="middle" fo:padding-top="0.175cm" fo:padding-bottom="0.175cm" fo:padding-left="0.3cm" fo:padding-right="0.3cm"/>
    </style:style>
    <style:style style:name="gr26" style:family="graphic" style:parent-style-name="objectwithoutfill">
      <style:graphic-properties svg:stroke-width="0.102cm" svg:stroke-color="#0000cc" draw:marker-start-width="0.356cm" draw:marker-end="Line_20_Arrow" draw:marker-end-width="0.305cm" draw:fill="none" draw:textarea-vertical-align="middle" fo:padding-top="0.175cm" fo:padding-bottom="0.175cm" fo:padding-left="0.3cm" fo:padding-right="0.3cm"/>
    </style:style>
    <style:style style:name="gr27" style:family="graphic" style:parent-style-name="objectwithoutfill">
      <style:graphic-properties svg:stroke-width="0.102cm" svg:stroke-color="#6600cc" draw:marker-start-width="0.356cm" draw:marker-end="Line_20_Arrow" draw:marker-end-width="0.305cm" draw:fill="none" draw:textarea-vertical-align="middle" fo:padding-top="0.175cm" fo:padding-bottom="0.175cm" fo:padding-left="0.3cm" fo:padding-right="0.3cm"/>
    </style:style>
    <style:style style:name="gr28" style:family="graphic" style:parent-style-name="objectwithoutfill">
      <style:graphic-properties svg:stroke-width="0.102cm" svg:stroke-color="#000000" draw:marker-start-width="0.356cm" draw:marker-end="" draw:marker-end-width="0.457cm" draw:fill="none" draw:textarea-vertical-align="middle" fo:padding-top="0.175cm" fo:padding-bottom="0.175cm" fo:padding-left="0.3cm" fo:padding-right="0.3cm"/>
    </style:style>
    <style:style style:name="gr29" style:family="graphic" style:parent-style-name="Default_5f_2_5f_1_5f_1_5f_3">
      <style:graphic-properties svg:stroke-width="0.051cm" svg:stroke-color="#0000cc" draw:marker-start-width="0.279cm" draw:marker-end-width="0.279cm" draw:fill="none" draw:fill-color="#fd9a2b" draw:textarea-horizontal-align="justify" draw:textarea-vertical-align="middle" draw:auto-grow-height="false" fo:min-height="0.5cm" fo:min-width="1.85cm" fo:padding-top="0.15cm" fo:padding-bottom="0.15cm" fo:padding-left="0.275cm" fo:padding-right="0.275cm"/>
    </style:style>
    <style:style style:name="gr30" style:family="graphic" style:parent-style-name="Default_5f_1_5f_3">
      <style:graphic-properties draw:stroke="none" svg:stroke-width="0cm" draw:fill="solid" draw:fill-color="#71d6e0" draw:textarea-vertical-align="middle" draw:auto-grow-height="false" draw:fit-to-size="false" style:shrink-to-fit="false" fo:min-height="1.021cm" fo:min-width="2.041cm" fo:padding-top="0.125cm" fo:padding-bottom="0.125cm" fo:padding-left="0.25cm" fo:padding-right="0.25cm" fo:wrap-option="no-wrap"/>
    </style:style>
    <style:style style:name="gr31" style:family="graphic" style:parent-style-name="Default_5f_1_5f_3">
      <style:graphic-properties draw:stroke="none" svg:stroke-width="0cm" draw:fill="solid" draw:fill-color="#00b2e2" draw:textarea-vertical-align="middle" draw:auto-grow-height="false" draw:fit-to-size="false" style:shrink-to-fit="false" fo:min-height="1.021cm" fo:min-width="2.041cm" fo:padding-top="0.125cm" fo:padding-bottom="0.125cm" fo:padding-left="0.25cm" fo:padding-right="0.25cm" fo:wrap-option="no-wrap"/>
    </style:style>
    <style:style style:name="gr32" style:family="graphic" style:parent-style-name="Default_5f_1_5f_3">
      <style:graphic-properties draw:stroke="none" svg:stroke-width="0cm" draw:fill="solid" draw:fill-color="#71d6e0" draw:textarea-vertical-align="middle" draw:auto-grow-height="false" draw:fit-to-size="false" style:shrink-to-fit="false" fo:min-height="1.021cm" fo:min-width="2.041cm" fo:padding-top="0.125cm" fo:padding-bottom="0.125cm" fo:padding-left="0.25cm" fo:padding-right="0.25cm" fo:wrap-option="no-wrap"/>
    </style:style>
    <style:style style:name="gr33" style:family="graphic" style:parent-style-name="Default_5f_1_5f_3">
      <style:graphic-properties draw:stroke="none" svg:stroke-width="0cm" draw:fill="solid" draw:fill-color="#00b2e2" draw:textarea-vertical-align="middle" draw:auto-grow-height="false" draw:fit-to-size="false" style:shrink-to-fit="false" fo:min-height="1.021cm" fo:min-width="2.041cm" fo:padding-top="0.125cm" fo:padding-bottom="0.125cm" fo:padding-left="0.25cm" fo:padding-right="0.25cm" fo:wrap-option="no-wrap"/>
    </style:style>
    <style:style style:name="gr34" style:family="graphic" style:parent-style-name="Default_5f_2_5f_1_5f_1_5f_3">
      <style:graphic-properties svg:stroke-width="0.051cm" svg:stroke-color="#000000" draw:marker-start-width="0.279cm" draw:marker-end-width="0.279cm" draw:fill="none" draw:fill-color="#00b2e2" draw:textarea-horizontal-align="justify" draw:textarea-vertical-align="middle" draw:auto-grow-height="false" fo:min-height="0.5cm" fo:min-width="1.85cm" fo:padding-top="0.15cm" fo:padding-bottom="0.15cm" fo:padding-left="0.275cm" fo:padding-right="0.275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fill="solid" draw:fill-color="#ededed" draw:textarea-horizontal-align="justify" draw:textarea-vertical-align="middle" draw:auto-grow-height="false" fo:min-height="0.385cm" fo:min-width="2.04cm"/>
    </style:style>
    <style:style style:name="gr37" style:family="graphic" style:parent-style-name="standard">
      <style:graphic-properties draw:fill="solid" draw:fill-color="#ededed" draw:textarea-horizontal-align="justify" draw:textarea-vertical-align="middle" draw:auto-grow-height="false" fo:min-height="0.131cm" fo:min-width="1.532cm"/>
    </style:style>
    <style:style style:name="gr38" style:family="graphic" style:parent-style-name="standard">
      <style:graphic-properties draw:stroke="none" svg:stroke-color="#000000" draw:fill="none" draw:fill-color="#ffffff" fo:min-height="1.02cm"/>
    </style:style>
    <style:style style:name="gr39" style:family="graphic" style:parent-style-name="objectwithoutfill">
      <style:graphic-properties svg:stroke-width="0.102cm" svg:stroke-color="#6600cc" draw:marker-start="" draw:marker-start-width="0.203cm" draw:marker-end="" draw:marker-end-width="0.457cm" draw:fill="none" draw:textarea-vertical-align="middle" fo:padding-top="0.176cm" fo:padding-bottom="0.176cm" fo:padding-left="0.301cm" fo:padding-right="0.301cm"/>
    </style:style>
    <style:style style:name="gr40" style:family="graphic" style:parent-style-name="objectwithoutfill">
      <style:graphic-properties svg:stroke-width="0.102cm" svg:stroke-color="#0000cc" draw:marker-start="" draw:marker-start-width="0.203cm" draw:marker-end="" draw:marker-end-width="0.457cm" draw:fill="none" draw:textarea-vertical-align="middle" fo:padding-top="0.176cm" fo:padding-bottom="0.176cm" fo:padding-left="0.301cm" fo:padding-right="0.301cm"/>
    </style:style>
    <style:style style:name="gr41" style:family="graphic" style:parent-style-name="objectwithoutfill">
      <style:graphic-properties svg:stroke-width="0.102cm" svg:stroke-color="#000000" draw:marker-start="" draw:marker-start-width="0.203cm" draw:marker-end="" draw:marker-end-width="0.457cm" draw:fill="none" draw:textarea-vertical-align="middle" fo:padding-top="0.176cm" fo:padding-bottom="0.176cm" fo:padding-left="0.301cm" fo:padding-right="0.301cm"/>
    </style:style>
    <style:style style:name="gr42" style:family="graphic" style:parent-style-name="objectwithoutfill">
      <style:graphic-properties draw:stroke="dash" draw:stroke-dash="Line_20_Style_20_9" svg:stroke-width="0.102cm" svg:stroke-color="#ff3399" draw:marker-start="" draw:marker-start-width="0.203cm" draw:marker-end="" draw:marker-end-width="0.457cm" draw:fill="none" draw:textarea-vertical-align="middle" fo:padding-top="0.176cm" fo:padding-bottom="0.176cm" fo:padding-left="0.301cm" fo:padding-right="0.301cm"/>
    </style:style>
    <style:style style:name="gr43" style:family="graphic" style:parent-style-name="objectwithoutfill">
      <style:graphic-properties draw:stroke="dash" draw:stroke-dash="Line_20_Style_20_9" svg:stroke-width="0.102cm" svg:stroke-color="#009999" draw:marker-start="" draw:marker-start-width="0.203cm" draw:marker-end="" draw:marker-end-width="0.457cm" draw:fill="none" draw:textarea-vertical-align="middle" fo:padding-top="0.176cm" fo:padding-bottom="0.176cm" fo:padding-left="0.301cm" fo:padding-right="0.301cm"/>
    </style:style>
    <style:style style:name="gr44" style:family="graphic" style:parent-style-name="objectwithoutfill">
      <style:graphic-properties svg:stroke-width="0.102cm" svg:stroke-color="#ff6600" draw:marker-start="" draw:marker-start-width="0.203cm" draw:marker-end="" draw:marker-end-width="0.457cm" draw:fill="none" draw:textarea-vertical-align="middle" fo:padding-top="0.176cm" fo:padding-bottom="0.176cm" fo:padding-left="0.301cm" fo:padding-right="0.301cm"/>
    </style:style>
    <style:style style:name="gr45" style:family="graphic" style:parent-style-name="objectwithoutfill">
      <style:graphic-properties draw:stroke="dash" draw:stroke-dash="Line_20_Style_20_9" svg:stroke-width="0.102cm" svg:stroke-color="#006666" draw:marker-start="" draw:marker-start-width="0.203cm" draw:marker-end="" draw:marker-end-width="0.457cm" draw:fill="none" draw:textarea-vertical-align="middle" fo:padding-top="0.176cm" fo:padding-bottom="0.176cm" fo:padding-left="0.301cm" fo:padding-right="0.301cm"/>
    </style:style>
    <style:style style:name="gr46" style:family="graphic" style:parent-style-name="objectwithoutfill">
      <style:graphic-properties draw:stroke="solid" draw:stroke-dash="Line_20_Style_20_9" svg:stroke-width="0.102cm" svg:stroke-color="#ff6600" draw:marker-start="" draw:marker-start-width="0.203cm" draw:marker-end="" draw:marker-end-width="0.457cm" draw:fill="none" draw:textarea-vertical-align="middle" fo:padding-top="0.176cm" fo:padding-bottom="0.176cm" fo:padding-left="0.301cm" fo:padding-right="0.301cm"/>
    </style:style>
    <style:style style:name="gr47" style:family="graphic" style:parent-style-name="objectwithoutfill">
      <style:graphic-properties draw:stroke="dash" draw:stroke-dash="Line_20_Style_20_9" svg:stroke-width="0.102cm" svg:stroke-color="#009900" draw:marker-start="" draw:marker-start-width="0.203cm" draw:marker-end="" draw:marker-end-width="0.457cm" draw:fill="none" draw:textarea-vertical-align="middle" fo:padding-top="0.176cm" fo:padding-bottom="0.176cm" fo:padding-left="0.301cm" fo:padding-right="0.301cm"/>
    </style:style>
    <style:style style:name="gr48" style:family="graphic" style:parent-style-name="objectwithoutfill">
      <style:graphic-properties draw:stroke="solid" draw:stroke-dash="Line_20_Style_20_9" svg:stroke-width="0.102cm" svg:stroke-color="#000000" draw:marker-start="" draw:marker-start-width="0.203cm" draw:marker-end="" draw:marker-end-width="0.457cm" draw:fill="none" draw:textarea-vertical-align="middle" fo:padding-top="0.176cm" fo:padding-bottom="0.176cm" fo:padding-left="0.301cm" fo:padding-right="0.301cm"/>
    </style:style>
    <style:style style:name="gr49" style:family="graphic" style:parent-style-name="standard">
      <style:graphic-properties draw:stroke="none" svg:stroke-color="#000000" draw:fill="none" draw:fill-color="#ffffff" draw:textarea-vertical-align="middle" fo:min-height="0.319cm"/>
    </style:style>
    <style:style style:name="gr50" style:family="graphic" style:parent-style-name="objectwithoutfill">
      <style:graphic-properties svg:stroke-width="0.051cm" svg:stroke-color="#6600cc" draw:marker-start-width="0.279cm" draw:marker-end="Triangle_20_unfilled" draw:marker-end-width="0.381cm" draw:fill="none" draw:textarea-vertical-align="middle" fo:padding-top="0.15cm" fo:padding-bottom="0.15cm" fo:padding-left="0.275cm" fo:padding-right="0.275cm"/>
    </style:style>
    <style:style style:name="gr51" style:family="graphic" style:parent-style-name="objectwithoutfill">
      <style:graphic-properties svg:stroke-width="0.051cm" svg:stroke-color="#6600cc" draw:marker-start-width="0.279cm" draw:marker-end="" draw:marker-end-width="0.381cm" draw:fill="none" draw:textarea-vertical-align="middle" fo:padding-top="0.15cm" fo:padding-bottom="0.15cm" fo:padding-left="0.275cm" fo:padding-right="0.275cm"/>
    </style:style>
    <style:style style:name="gr52" style:family="graphic" style:parent-style-name="objectwithoutfill">
      <style:graphic-properties svg:stroke-width="0.051cm" svg:stroke-color="#6600cc" draw:marker-start="" draw:marker-start-width="0.127cm" draw:marker-end="" draw:marker-end-width="0.381cm" draw:fill="none" draw:textarea-vertical-align="middle" fo:padding-top="0.151cm" fo:padding-bottom="0.151cm" fo:padding-left="0.276cm" fo:padding-right="0.276cm"/>
    </style:style>
    <style:style style:name="gr53" style:family="graphic" style:parent-style-name="objectwithoutfill">
      <style:graphic-properties svg:stroke-width="0.051cm" svg:stroke-color="#000000" draw:marker-start-width="0.279cm" draw:marker-end="" draw:marker-end-width="0.381cm" draw:fill="none" draw:textarea-vertical-align="middle" fo:padding-top="0.15cm" fo:padding-bottom="0.15cm" fo:padding-left="0.275cm" fo:padding-right="0.275cm"/>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solid" draw:fill-color="#02a49c"/>
      <style:paragraph-properties fo:text-align="start" style:font-independent-line-spacing="true"/>
      <style:text-properties fo:font-size="10pt" style:font-size-asian="18pt" style:font-size-complex="18pt"/>
    </style:style>
    <style:style style:name="P4" style:family="paragraph">
      <loext:graphic-properties draw:fill="solid" draw:fill-color="#00b2e2"/>
      <style:paragraph-properties fo:text-align="start" style:font-independent-line-spacing="true"/>
      <style:text-properties fo:font-size="18pt"/>
    </style:style>
    <style:style style:name="P5" style:family="paragraph">
      <loext:graphic-properties draw:fill="solid" draw:fill-color="#5f5f5f"/>
      <style:paragraph-properties fo:text-align="start" style:font-independent-line-spacing="true"/>
      <style:text-properties fo:font-size="18pt"/>
    </style:style>
    <style:style style:name="P6" style:family="paragraph">
      <style:paragraph-properties fo:text-align="center"/>
      <style:text-properties fo:font-size="10pt" fo:font-weight="bold" style:font-size-asian="18pt" style:font-size-complex="18pt"/>
    </style:style>
    <style:style style:name="P7" style:family="paragraph">
      <style:paragraph-properties fo:text-align="center"/>
      <style:text-properties fo:color="#333333" fo:font-size="10pt" fo:font-weight="bold" fo:background-color="#333333" style:font-size-asian="18pt" style:font-size-complex="18pt"/>
    </style:style>
    <style:style style:name="P8" style:family="paragraph">
      <style:paragraph-properties fo:text-align="center"/>
      <style:text-properties fo:font-size="10pt" style:font-size-asian="18pt" style:font-size-complex="18pt"/>
    </style:style>
    <style:style style:name="P9" style:family="paragraph">
      <style:paragraph-properties fo:text-align="center"/>
      <style:text-properties fo:color="#3399ff" fo:font-size="10pt" style:font-size-asian="18pt" style:font-size-complex="18pt"/>
    </style:style>
    <style:style style:name="P10" style:family="paragraph">
      <loext:graphic-properties draw:fill="solid" draw:fill-color="#b2b2b2"/>
      <style:paragraph-properties fo:text-align="start" style:font-independent-line-spacing="true"/>
      <style:text-properties fo:font-size="18pt"/>
    </style:style>
    <style:style style:name="P11" style:family="paragraph">
      <style:paragraph-properties fo:text-align="center"/>
      <style:text-properties fo:font-size="10.5pt" style:font-size-asian="18pt" style:font-size-complex="18pt"/>
    </style:style>
    <style:style style:name="P12" style:family="paragraph">
      <style:paragraph-properties fo:text-align="center"/>
      <style:text-properties fo:font-size="12pt" style:font-size-asian="18pt" style:font-size-complex="18pt"/>
    </style:style>
    <style:style style:name="P13" style:family="paragraph">
      <loext:graphic-properties draw:fill="solid" draw:fill-color="#cccccc"/>
      <style:paragraph-properties fo:text-align="center"/>
      <style:text-properties style:font-name="Arial3" fo:font-size="12pt" fo:font-weight="bold" style:font-size-asian="18pt" style:font-size-complex="18pt"/>
    </style:style>
    <style:style style:name="P14" style:family="paragraph">
      <loext:graphic-properties draw:fill="solid" draw:fill-color="#99ff99"/>
      <style:paragraph-properties fo:text-align="center"/>
      <style:text-properties style:font-name="Arial3" fo:font-size="12pt" fo:font-weight="bold" style:font-size-asian="18pt" style:font-size-complex="18pt"/>
    </style:style>
    <style:style style:name="P15" style:family="paragraph">
      <style:paragraph-properties fo:text-align="center"/>
      <style:text-properties fo:color="#9933ff" fo:font-size="10.5pt" style:font-size-asian="18pt" style:font-size-complex="18pt"/>
    </style:style>
    <style:style style:name="P16" style:family="paragraph">
      <loext:graphic-properties draw:fill-color="#ffffff"/>
    </style:style>
    <style:style style:name="P17" style:family="paragraph">
      <loext:graphic-properties draw:fill="solid" draw:fill-color="#71d6e0"/>
      <style:paragraph-properties fo:text-align="center"/>
    </style:style>
    <style:style style:name="P18" style:family="paragraph">
      <loext:graphic-properties draw:fill="none" draw:fill-color="#dcddde" draw:gradient-step-count="0"/>
      <style:paragraph-properties fo:text-align="center"/>
      <style:text-properties style:font-name="Arial3" fo:font-size="16pt" fo:font-weight="bold" style:font-size-asian="18pt" style:font-size-complex="18pt"/>
    </style:style>
    <style:style style:name="P19" style:family="paragraph">
      <loext:graphic-properties draw:fill="none" draw:fill-color="#a0ff5f"/>
      <style:paragraph-properties fo:text-align="center"/>
      <style:text-properties style:font-name="Arial3" fo:font-size="16pt" fo:font-weight="bold" style:font-size-asian="18pt" style:font-size-complex="18pt"/>
    </style:style>
    <style:style style:name="P20" style:family="paragraph">
      <loext:graphic-properties draw:fill="none" draw:fill-color="#dcddde"/>
      <style:paragraph-properties fo:text-align="center"/>
      <style:text-properties style:font-name="Arial3" fo:font-size="16pt" fo:font-weight="bold" style:font-size-asian="18pt" style:font-size-complex="18pt"/>
    </style:style>
    <style:style style:name="P21" style:family="paragraph">
      <loext:graphic-properties draw:fill="none"/>
      <style:paragraph-properties fo:text-align="center"/>
    </style:style>
    <style:style style:name="P22" style:family="paragraph">
      <loext:graphic-properties draw:fill="none" draw:fill-color="#fd9a2b"/>
      <style:paragraph-properties fo:text-align="center"/>
      <style:text-properties style:font-name="Arial3" fo:font-size="16pt" fo:font-weight="bold" style:font-size-asian="18pt" style:font-size-complex="18pt"/>
    </style:style>
    <style:style style:name="P23" style:family="paragraph">
      <loext:graphic-properties draw:fill="solid" draw:fill-color="#71d6e0"/>
      <style:paragraph-properties fo:text-align="start" style:font-independent-line-spacing="true"/>
      <style:text-properties fo:font-size="10pt" style:font-size-asian="18pt" style:font-size-complex="18pt"/>
    </style:style>
    <style:style style:name="P24" style:family="paragraph">
      <loext:graphic-properties draw:fill="solid" draw:fill-color="#00b2e2"/>
      <style:paragraph-properties fo:text-align="start" style:font-independent-line-spacing="true"/>
      <style:text-properties fo:font-size="10pt" style:font-size-asian="18pt" style:font-size-complex="18pt"/>
    </style:style>
    <style:style style:name="P25" style:family="paragraph">
      <loext:graphic-properties draw:fill="none" draw:fill-color="#00b2e2"/>
      <style:paragraph-properties fo:text-align="center"/>
      <style:text-properties style:font-name="Arial3" fo:font-size="16pt" fo:font-weight="bold" style:font-size-asian="18pt" style:font-size-complex="18pt"/>
    </style:style>
    <style:style style:name="P26" style:family="paragraph">
      <loext:graphic-properties draw:fill="solid" draw:fill-color="#ededed"/>
      <style:paragraph-properties fo:text-align="center"/>
      <style:text-properties fo:font-size="12pt" fo:font-style="italic" style:font-size-asian="18pt" style:font-size-complex="18pt"/>
    </style:style>
    <style:style style:name="P27" style:family="paragraph">
      <loext:graphic-properties draw:fill="none" draw:fill-color="#ffffff"/>
      <style:text-properties fo:font-size="24pt" fo:font-weight="bold" style:font-size-asian="18pt" style:font-size-complex="18pt"/>
    </style:style>
    <style:style style:name="P28" style:family="paragraph">
      <style:paragraph-properties fo:text-align="end"/>
    </style:style>
    <style:style style:name="P29" style:family="paragraph">
      <loext:graphic-properties draw:fill="none" draw:fill-color="#ffffff"/>
      <style:text-properties fo:font-size="8pt" fo:font-style="italic" fo:background-color="transparent" style:font-size-asian="18pt" style:font-size-complex="18pt"/>
    </style:style>
    <style:style style:name="P30" style:family="paragraph">
      <loext:graphic-properties draw:fill="none" draw:fill-color="#ffffff"/>
      <style:paragraph-properties fo:text-align="end"/>
      <style:text-properties fo:font-size="8pt" fo:font-style="italic" fo:background-color="transparent" style:font-size-asian="18pt" style:font-size-complex="18pt"/>
    </style:style>
    <style:style style:name="T1" style:family="text">
      <style:text-properties fo:font-size="10pt" style:font-size-asian="18pt" style:font-size-complex="18pt"/>
    </style:style>
    <style:style style:name="T2" style:family="text">
      <style:text-properties fo:font-size="10pt" fo:font-weight="bold" style:font-size-asian="18pt" style:font-size-complex="18pt"/>
    </style:style>
    <style:style style:name="T3" style:family="text">
      <style:text-properties fo:color="#333333" fo:font-size="10pt" fo:font-weight="bold" style:font-size-asian="18pt" style:font-size-complex="18pt"/>
    </style:style>
    <style:style style:name="T4" style:family="text">
      <style:text-properties fo:color="#3399ff" fo:font-size="10pt" style:font-size-asian="18pt" style:font-size-complex="18pt"/>
    </style:style>
    <style:style style:name="T5" style:family="text">
      <style:text-properties fo:color="#3399ff" fo:font-size="10pt" fo:font-weight="bold" style:font-size-asian="18pt" style:font-size-complex="18pt"/>
    </style:style>
    <style:style style:name="T6" style:family="text">
      <style:text-properties fo:font-size="18pt"/>
    </style:style>
    <style:style style:name="T7" style:family="text">
      <style:text-properties fo:font-size="10.5pt" style:font-size-asian="18pt" style:font-size-complex="18pt"/>
    </style:style>
    <style:style style:name="T8" style:family="text">
      <style:text-properties fo:font-size="10.5pt" fo:font-weight="bold" style:font-size-asian="18pt" style:font-size-complex="18pt"/>
    </style:style>
    <style:style style:name="T9" style:family="text">
      <style:text-properties style:font-name="Arial3" fo:font-size="12pt" fo:font-weight="bold" style:font-size-asian="18pt" style:font-size-complex="18pt"/>
    </style:style>
    <style:style style:name="T10" style:family="text">
      <style:text-properties fo:color="#9933ff" fo:font-size="10.5pt" style:font-size-asian="18pt" style:font-size-complex="18pt"/>
    </style:style>
    <style:style style:name="T11" style:family="text">
      <style:text-properties fo:color="#841781" fo:font-size="10.5pt" fo:font-weight="bold" style:font-size-asian="18pt" style:font-size-complex="18pt"/>
    </style:style>
    <style:style style:name="T12" style:family="text">
      <style:text-properties fo:font-size="18pt" fo:font-weight="bold" style:font-size-asian="18pt" style:font-size-complex="18pt"/>
    </style:style>
    <style:style style:name="T13" style:family="text">
      <style:text-properties style:font-name="Arial3" fo:font-size="16pt" fo:font-weight="bold" style:font-size-asian="18pt" style:font-size-complex="18pt"/>
    </style:style>
    <style:style style:name="T14" style:family="text">
      <style:text-properties fo:font-size="12pt" style:font-size-asian="18pt" style:font-size-complex="18pt"/>
    </style:style>
    <style:style style:name="T15" style:family="text">
      <style:text-properties fo:font-size="12pt" fo:font-style="italic" style:font-size-asian="18pt" style:font-size-complex="18pt"/>
    </style:style>
    <style:style style:name="T16" style:family="text">
      <style:text-properties fo:font-size="24pt" fo:font-weight="bold" style:font-size-asian="18pt" style:font-size-complex="18pt"/>
    </style:style>
    <style:style style:name="T17" style:family="text">
      <style:text-properties fo:font-size="8pt" fo:font-style="italic" fo:background-color="transparen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onnector draw:style-name="gr1" draw:text-style-name="P1" draw:layer="layout" svg:x1="16.147cm" svg:y1="15.01cm" svg:x2="17.53cm" svg:y2="3.54cm" draw:start-shape="id1" draw:start-glue-point="1" draw:end-shape="id2" draw:end-glue-point="2" svg:d="M16147 15010h1383v-11470" svg:viewBox="0 0 1384 11471">
          <text:p/>
        </draw:connector>
        <draw:custom-shape draw:name="Freeform 166" draw:style-name="gr2" draw:text-style-name="P3" xml:id="id3" draw:id="id3" draw:layer="layout" svg:width="3.771cm" svg:height="1.264cm" svg:x="9.929cm" svg:y="6.086cm">
          <text:p text:style-name="P2"><text:span text:style-name="T1"/></text:p>
          <text:p text:style-name="P2"><text:span text:style-name="T1"/></text:p>
          <text:p text:style-name="P2"><text:span text:style-name="T2"/></text:p>
          <text:p text:style-name="P2"><text:span text:style-name="T2"/></text:p>
          <text:p text:style-name="P2"><text:span text:style-name="T2">Administration Node</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4" draw:style-name="gr3" draw:text-style-name="P4" xml:id="id6" draw:id="id6" draw:layer="layout" svg:width="5.04cm" svg:height="1.224cm" svg:x="2.27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ustom-shape draw:name="Freeform 164" draw:style-name="gr4" draw:text-style-name="P5" xml:id="id2" draw:id="id2" draw:layer="layout" svg:width="5.04cm" svg:height="1.224cm" svg:x="15.01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onnector draw:style-name="gr5" draw:text-style-name="P7" draw:layer="layout" svg:x1="13.7cm" svg:y1="6.718cm" svg:x2="17.53cm" svg:y2="3.54cm" draw:start-shape="id3" draw:start-glue-point="1" draw:end-shape="id2" draw:end-glue-point="2" svg:d="M13700 6718h3830v-3178" svg:viewBox="0 0 3831 3179">
          <text:p text:style-name="P6"><text:span text:style-name="T3">public</text:span></text:p>
          <text:p text:style-name="P6"><text:span text:style-name="T3">network</text:span></text:p>
        </draw:connector>
        <draw:custom-shape draw:name="Freeform 166" draw:style-name="gr2" draw:text-style-name="P3" xml:id="id4" draw:id="id4" draw:layer="layout" svg:width="3.771cm" svg:height="1.264cm" svg:x="9.929cm" svg:y="8.62cm">
          <text:p text:style-name="P2"><text:span text:style-name="T1"/></text:p>
          <text:p text:style-name="P2"><text:span text:style-name="T1"/></text:p>
          <text:p text:style-name="P2"><text:span text:style-name="T1"/></text:p>
          <text:p text:style-name="P2"><text:span text:style-name="T1"/></text:p>
          <text:p text:style-name="P2"><text:span text:style-name="T2">Monitor Node(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2" draw:text-style-name="P3" xml:id="id5" draw:id="id5" draw:layer="layout" svg:width="3.771cm" svg:height="1.264cm" svg:x="9.929cm" svg:y="11.166cm">
          <text:p text:style-name="P2"><text:span text:style-name="T1"/></text:p>
          <text:p text:style-name="P2"><text:span text:style-name="T1"/></text:p>
          <text:p text:style-name="P2"><text:span text:style-name="T1"/></text:p>
          <text:p text:style-name="P2"><text:span text:style-name="T1"/></text:p>
          <text:p text:style-name="P2"><text:span text:style-name="T2">OSD Node(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onnector draw:style-name="gr1" draw:text-style-name="P8" draw:layer="layout" svg:x1="13.7cm" svg:y1="9.252cm" svg:x2="17.53cm" svg:y2="3.54cm" draw:start-shape="id4" draw:start-glue-point="1" draw:end-shape="id2" draw:end-glue-point="2" svg:d="M13700 9252h3830v-5712" svg:viewBox="0 0 3831 5713">
          <text:p/>
        </draw:connector>
        <draw:connector draw:style-name="gr6" draw:text-style-name="P1" draw:layer="layout" svg:x1="13.7cm" svg:y1="11.798cm" svg:x2="17.53cm" svg:y2="3.54cm" draw:start-shape="id5" draw:start-glue-point="1" draw:end-shape="id2" draw:end-glue-point="2" svg:d="M13700 11798h3830v-8258" svg:viewBox="0 0 3831 8259">
          <text:p/>
        </draw:connector>
        <draw:connector draw:style-name="gr7" draw:text-style-name="P9" draw:layer="layout" draw:line-skew="-0.351cm" svg:x1="11.814cm" svg:y1="7.35cm" svg:x2="4.79cm" svg:y2="3.54cm" draw:start-shape="id3" draw:start-glue-point="2" draw:end-shape="id6" draw:end-glue-point="2" svg:d="M11814 7350v507h-7024v-4317" svg:viewBox="0 0 7025 4318">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5">manage</text:span><text:span text:style-name="T5">ment</text:span><text:span text:style-name="T5"><text:tab/></text:span><text:span text:style-name="T5"><text:tab/></text:span><text:span text:style-name="T5"><text:tab/></text:span><text:span text:style-name="T5"><text:tab/></text:span></text:p>
          <text:p text:style-name="P1"><text:span text:style-name="T5">network</text:span><text:span text:style-name="T5"><text:tab/></text:span><text:span text:style-name="T4"><text:tab/></text:span><text:span text:style-name="T4"><text:tab/></text:span><text:span text:style-name="T4"><text:tab/></text:span></text:p>
          <text:p text:style-name="P1"><text:span text:style-name="T4"/></text:p>
        </draw:connector>
        <draw:connector draw:style-name="gr8" draw:text-style-name="P1" draw:layer="layout" draw:line-skew="-0.421cm" svg:x1="11.814cm" svg:y1="9.884cm" svg:x2="4.79cm" svg:y2="3.54cm" draw:start-shape="id4" draw:start-glue-point="2" draw:end-shape="id6" draw:end-glue-point="2" svg:d="M11814 9884v508h-7024v-6852" svg:viewBox="0 0 7025 6853">
          <text:p/>
        </draw:connector>
        <draw:connector draw:style-name="gr8" draw:text-style-name="P1" draw:layer="layout" draw:line-skew="-0.421cm" svg:x1="11.814cm" svg:y1="12.43cm" svg:x2="4.79cm" svg:y2="3.54cm" draw:start-shape="id5" draw:start-glue-point="2" draw:end-shape="id6" draw:end-glue-point="2" svg:d="M11814 12430v508h-7024v-9398" svg:viewBox="0 0 7025 9399">
          <text:p/>
        </draw:connector>
        <draw:custom-shape draw:name="Freeform 210" draw:style-name="gr9" draw:text-style-name="P10" xml:id="id1" draw:id="id1" draw:layer="layout" svg:width="2.447cm" svg:height="2.46cm" svg:x="13.7cm" svg:y="13.78cm">
          <text:p text:style-name="P2"><text:span text:style-name="T6"><text:s/></text:span></text:p>
          <text:p text:style-name="P2"><text:span text:style-name="T6"/></text:p>
          <text:p text:style-name="P2"><text:span text:style-name="T6"/></text:p>
          <text:p text:style-name="P2"><text:span text:style-name="T6"/></text:p>
          <text:p text:style-name="P2"><text:span text:style-name="T6"><text:s/></text:span><text:span text:style-name="T6">client</text:span></text:p>
          <draw:enhanced-geometry draw:mirror-horizontal="false" draw:mirror-vertical="false" svg:viewBox="0 0 0 0" drawooo:sub-view-size="586 486" draw:text-areas="0 0 ?f108 ?f109" draw:type="ooxml-non-primitive" draw:enhanced-path="M 581 438 L 581 438 C 581 438 581 438 580 438 553 362 553 362 553 362 550 346 537 337 524 331 534 321 540 309 540 295 540 48 540 48 540 48 540 22 519 0 492 0 84 0 84 0 84 0 58 0 35 22 35 48 35 295 35 295 35 295 35 310 43 325 54 333 44 340 35 350 31 362 5 438 5 438 5 438 0 450 1 461 8 470 14 480 26 485 40 485 545 485 545 485 545 485 558 485 570 480 576 470 583 461 585 450 581 438 Z M 500 423 L 500 423 C 96 423 96 423 96 423 90 423 85 420 85 414 85 409 90 404 96 404 500 404 500 404 500 404 505 404 510 409 510 414 510 420 505 423 500 423 Z M 106 373 L 106 373 C 106 368 111 363 116 363 136 363 136 363 136 363 142 363 147 368 147 373 147 379 142 384 136 384 116 384 116 384 116 384 111 384 106 379 106 373 Z M 186 373 L 186 373 C 186 368 191 363 197 363 459 363 459 363 459 363 465 363 469 368 469 373 469 379 465 384 459 384 197 384 197 384 197 384 191 384 186 379 186 373 Z M 520 295 L 520 295 C 520 310 508 322 492 322 90 322 90 322 90 322 84 322 84 322 84 322 68 322 55 310 55 295 55 48 55 48 55 48 55 33 68 20 84 20 492 20 492 20 492 20 508 20 520 33 520 48 L 520 295 Z N">
            <draw:equation draw:name="f0" draw:formula="581*logwidth/586"/>
            <draw:equation draw:name="f1" draw:formula="438*logheight/486"/>
            <draw:equation draw:name="f2" draw:formula="581*logwidth/586"/>
            <draw:equation draw:name="f3" draw:formula="438*logheight/486"/>
            <draw:equation draw:name="f4" draw:formula="580*logwidth/586"/>
            <draw:equation draw:name="f5" draw:formula="438*logheight/486"/>
            <draw:equation draw:name="f6" draw:formula="553*logwidth/586"/>
            <draw:equation draw:name="f7" draw:formula="362*logheight/486"/>
            <draw:equation draw:name="f8" draw:formula="524*logwidth/586"/>
            <draw:equation draw:name="f9" draw:formula="331*logheight/486"/>
            <draw:equation draw:name="f10" draw:formula="540*logwidth/586"/>
            <draw:equation draw:name="f11" draw:formula="295*logheight/486"/>
            <draw:equation draw:name="f12" draw:formula="540*logwidth/586"/>
            <draw:equation draw:name="f13" draw:formula="48*logheight/486"/>
            <draw:equation draw:name="f14" draw:formula="492*logwidth/586"/>
            <draw:equation draw:name="f15" draw:formula="0*logheight/486"/>
            <draw:equation draw:name="f16" draw:formula="84*logwidth/586"/>
            <draw:equation draw:name="f17" draw:formula="0*logheight/486"/>
            <draw:equation draw:name="f18" draw:formula="35*logwidth/586"/>
            <draw:equation draw:name="f19" draw:formula="48*logheight/486"/>
            <draw:equation draw:name="f20" draw:formula="35*logwidth/586"/>
            <draw:equation draw:name="f21" draw:formula="295*logheight/486"/>
            <draw:equation draw:name="f22" draw:formula="54*logwidth/586"/>
            <draw:equation draw:name="f23" draw:formula="333*logheight/486"/>
            <draw:equation draw:name="f24" draw:formula="31*logwidth/586"/>
            <draw:equation draw:name="f25" draw:formula="362*logheight/486"/>
            <draw:equation draw:name="f26" draw:formula="5*logwidth/586"/>
            <draw:equation draw:name="f27" draw:formula="438*logheight/486"/>
            <draw:equation draw:name="f28" draw:formula="8*logwidth/586"/>
            <draw:equation draw:name="f29" draw:formula="470*logheight/486"/>
            <draw:equation draw:name="f30" draw:formula="40*logwidth/586"/>
            <draw:equation draw:name="f31" draw:formula="485*logheight/486"/>
            <draw:equation draw:name="f32" draw:formula="545*logwidth/586"/>
            <draw:equation draw:name="f33" draw:formula="485*logheight/486"/>
            <draw:equation draw:name="f34" draw:formula="576*logwidth/586"/>
            <draw:equation draw:name="f35" draw:formula="470*logheight/486"/>
            <draw:equation draw:name="f36" draw:formula="581*logwidth/586"/>
            <draw:equation draw:name="f37" draw:formula="438*logheight/486"/>
            <draw:equation draw:name="f38" draw:formula="500*logwidth/586"/>
            <draw:equation draw:name="f39" draw:formula="423*logheight/486"/>
            <draw:equation draw:name="f40" draw:formula="500*logwidth/586"/>
            <draw:equation draw:name="f41" draw:formula="423*logheight/486"/>
            <draw:equation draw:name="f42" draw:formula="96*logwidth/586"/>
            <draw:equation draw:name="f43" draw:formula="423*logheight/486"/>
            <draw:equation draw:name="f44" draw:formula="85*logwidth/586"/>
            <draw:equation draw:name="f45" draw:formula="414*logheight/486"/>
            <draw:equation draw:name="f46" draw:formula="96*logwidth/586"/>
            <draw:equation draw:name="f47" draw:formula="404*logheight/486"/>
            <draw:equation draw:name="f48" draw:formula="500*logwidth/586"/>
            <draw:equation draw:name="f49" draw:formula="404*logheight/486"/>
            <draw:equation draw:name="f50" draw:formula="510*logwidth/586"/>
            <draw:equation draw:name="f51" draw:formula="414*logheight/486"/>
            <draw:equation draw:name="f52" draw:formula="500*logwidth/586"/>
            <draw:equation draw:name="f53" draw:formula="423*logheight/486"/>
            <draw:equation draw:name="f54" draw:formula="106*logwidth/586"/>
            <draw:equation draw:name="f55" draw:formula="373*logheight/486"/>
            <draw:equation draw:name="f56" draw:formula="106*logwidth/586"/>
            <draw:equation draw:name="f57" draw:formula="373*logheight/486"/>
            <draw:equation draw:name="f58" draw:formula="116*logwidth/586"/>
            <draw:equation draw:name="f59" draw:formula="363*logheight/486"/>
            <draw:equation draw:name="f60" draw:formula="136*logwidth/586"/>
            <draw:equation draw:name="f61" draw:formula="363*logheight/486"/>
            <draw:equation draw:name="f62" draw:formula="147*logwidth/586"/>
            <draw:equation draw:name="f63" draw:formula="373*logheight/486"/>
            <draw:equation draw:name="f64" draw:formula="136*logwidth/586"/>
            <draw:equation draw:name="f65" draw:formula="384*logheight/486"/>
            <draw:equation draw:name="f66" draw:formula="116*logwidth/586"/>
            <draw:equation draw:name="f67" draw:formula="384*logheight/486"/>
            <draw:equation draw:name="f68" draw:formula="106*logwidth/586"/>
            <draw:equation draw:name="f69" draw:formula="373*logheight/486"/>
            <draw:equation draw:name="f70" draw:formula="186*logwidth/586"/>
            <draw:equation draw:name="f71" draw:formula="373*logheight/486"/>
            <draw:equation draw:name="f72" draw:formula="186*logwidth/586"/>
            <draw:equation draw:name="f73" draw:formula="373*logheight/486"/>
            <draw:equation draw:name="f74" draw:formula="197*logwidth/586"/>
            <draw:equation draw:name="f75" draw:formula="363*logheight/486"/>
            <draw:equation draw:name="f76" draw:formula="459*logwidth/586"/>
            <draw:equation draw:name="f77" draw:formula="363*logheight/486"/>
            <draw:equation draw:name="f78" draw:formula="469*logwidth/586"/>
            <draw:equation draw:name="f79" draw:formula="373*logheight/486"/>
            <draw:equation draw:name="f80" draw:formula="459*logwidth/586"/>
            <draw:equation draw:name="f81" draw:formula="384*logheight/486"/>
            <draw:equation draw:name="f82" draw:formula="197*logwidth/586"/>
            <draw:equation draw:name="f83" draw:formula="384*logheight/486"/>
            <draw:equation draw:name="f84" draw:formula="186*logwidth/586"/>
            <draw:equation draw:name="f85" draw:formula="373*logheight/486"/>
            <draw:equation draw:name="f86" draw:formula="520*logwidth/586"/>
            <draw:equation draw:name="f87" draw:formula="295*logheight/486"/>
            <draw:equation draw:name="f88" draw:formula="520*logwidth/586"/>
            <draw:equation draw:name="f89" draw:formula="295*logheight/486"/>
            <draw:equation draw:name="f90" draw:formula="492*logwidth/586"/>
            <draw:equation draw:name="f91" draw:formula="322*logheight/486"/>
            <draw:equation draw:name="f92" draw:formula="90*logwidth/586"/>
            <draw:equation draw:name="f93" draw:formula="322*logheight/486"/>
            <draw:equation draw:name="f94" draw:formula="84*logwidth/586"/>
            <draw:equation draw:name="f95" draw:formula="322*logheight/486"/>
            <draw:equation draw:name="f96" draw:formula="55*logwidth/586"/>
            <draw:equation draw:name="f97" draw:formula="295*logheight/486"/>
            <draw:equation draw:name="f98" draw:formula="55*logwidth/586"/>
            <draw:equation draw:name="f99" draw:formula="48*logheight/486"/>
            <draw:equation draw:name="f100" draw:formula="84*logwidth/586"/>
            <draw:equation draw:name="f101" draw:formula="20*logheight/486"/>
            <draw:equation draw:name="f102" draw:formula="492*logwidth/586"/>
            <draw:equation draw:name="f103" draw:formula="20*logheight/486"/>
            <draw:equation draw:name="f104" draw:formula="520*logwidth/586"/>
            <draw:equation draw:name="f105" draw:formula="48*logheight/486"/>
            <draw:equation draw:name="f106" draw:formula="520*logwidth/586"/>
            <draw:equation draw:name="f107" draw:formula="295*logheight/486"/>
            <draw:equation draw:name="f108" draw:formula="logwidth"/>
            <draw:equation draw:name="f109" draw:formula="logheight"/>
          </draw:enhanced-geometry>
        </draw:custom-shape>
        <draw:connector draw:style-name="gr10" draw:text-style-name="P11" draw:layer="layout" draw:line-skew="0.223cm" svg:x1="20.526cm" svg:y1="7.985cm" svg:x2="17.565cm" svg:y2="6.1cm" draw:start-shape="id7" draw:start-glue-point="9" svg:d="M20526 7985h-1746v-1885h-1215" svg:viewBox="0 0 2962 1886">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tab/></text:span><text:span text:style-name="T7"><text:tab/></text:span><text:span text:style-name="T7"><text:tab/></text:span><text:span text:style-name="T7"><text:tab/></text:span><text:span text:style-name="T8">services</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draw:connector>
        <draw:custom-shape draw:style-name="gr11" draw:text-style-name="P13" xml:id="id7" draw:id="id7" draw:layer="layout" svg:width="3.81cm" svg:height="1.27cm" svg:x="20.05cm" svg:y="7.35cm">
          <text:p text:style-name="P12"><text:span text:style-name="T9">NTP</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14" xml:id="id8" draw:id="id8" draw:layer="layout" svg:width="3.81cm" svg:height="1.27cm" svg:x="20.05cm" svg:y="9.89cm">
          <text:p text:style-name="P12"><text:span text:style-name="T9">SMT / SCC</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 draw:text-style-name="P13" xml:id="id9" draw:id="id9" draw:layer="layout" svg:width="3.81cm" svg:height="1.27cm" svg:x="20.05cm" svg:y="12.43cm">
          <text:p text:style-name="P12"><text:span text:style-name="T9">DN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1" draw:text-style-name="P1" draw:layer="layout" draw:line-skew="0.241cm" svg:x1="20.526cm" svg:y1="10.525cm" svg:x2="17.528cm" svg:y2="8.672cm" draw:start-shape="id8" draw:start-glue-point="9" svg:d="M20526 10525h-1746v-1853h-1252" svg:viewBox="0 0 2999 1854">
          <text:p/>
        </draw:connector>
        <draw:connector draw:style-name="gr5" draw:text-style-name="P1" draw:layer="layout" draw:line-skew="0.241cm" svg:x1="20.526cm" svg:y1="13.065cm" svg:x2="17.528cm" svg:y2="11.208cm" draw:start-shape="id9" draw:start-glue-point="9" svg:d="M20526 13065h-1746v-1857h-1252" svg:viewBox="0 0 2999 1858">
          <text:p text:style-name="P1"><text:span text:style-name="T7"/></text:p>
        </draw:connector>
        <draw:custom-shape draw:name="Freeform 164" draw:style-name="gr4" draw:text-style-name="P5" xml:id="id10" draw:id="id10" draw:layer="layout" svg:width="5.04cm" svg:height="1.224cm" svg:x="8.66cm" svg:y="2.316cm">
          <text:p/>
          <draw:enhanced-geometry draw:mirror-horizontal="false" draw:mirror-vertical="false" svg:viewBox="0 0 0 0" drawooo:sub-view-size="700 211" draw:text-areas="0 0 ?f90 ?f91" draw:type="ooxml-non-primitive" draw:enhanced-path="M 675 0 L 675 0 C 24 0 24 0 24 0 11 0 0 12 0 26 0 183 0 183 0 183 0 198 11 210 24 210 675 210 675 210 675 210 688 210 699 198 699 183 699 26 699 26 699 26 699 12 688 0 675 0 Z M 151 80 L 151 80 C 62 80 62 80 62 80 62 58 62 58 62 58 151 58 151 58 151 58 L 151 80 Z M 232 148 L 232 148 C 232 154 227 157 224 157 195 157 195 157 195 157 190 157 186 154 186 148 186 121 186 121 186 121 186 116 190 112 195 112 224 112 224 112 224 112 227 112 232 116 232 121 L 232 148 Z M 232 83 L 232 83 C 232 88 227 92 224 92 195 92 195 92 195 92 190 92 186 88 186 83 186 54 186 54 186 54 186 51 190 46 195 46 224 46 224 46 224 46 227 46 232 51 232 54 L 232 83 Z M 308 148 L 308 148 C 308 154 304 157 298 157 272 157 272 157 272 157 266 157 262 154 262 148 262 121 262 121 262 121 262 116 266 112 272 112 298 112 298 112 298 112 304 112 308 116 308 121 L 308 148 Z M 308 83 L 308 83 C 308 88 304 92 298 92 272 92 272 92 272 92 266 92 262 88 262 83 262 54 262 54 262 54 262 51 266 46 272 46 298 46 298 46 298 46 304 46 308 51 308 54 L 308 83 Z M 382 148 L 382 148 C 382 154 380 157 374 157 346 157 346 157 346 157 343 157 338 154 338 148 338 121 338 121 338 121 338 116 343 112 346 112 374 112 374 112 374 112 380 112 382 116 382 121 L 382 148 Z M 382 83 L 382 83 C 382 88 380 92 374 92 346 92 346 92 346 92 343 92 338 88 338 83 338 54 338 54 338 54 338 51 343 46 346 46 374 46 374 46 374 46 380 46 382 51 382 54 L 382 83 Z M 458 148 L 458 148 C 458 154 454 157 451 157 422 157 422 157 422 157 417 157 413 154 413 148 413 121 413 121 413 121 413 116 417 112 422 112 451 112 451 112 451 112 454 112 458 116 458 121 L 458 148 Z M 458 83 L 458 83 C 458 88 454 92 451 92 422 92 422 92 422 92 417 92 413 88 413 83 413 54 413 54 413 54 413 51 417 46 422 46 451 46 451 46 451 46 454 46 458 51 458 54 L 458 83 Z M 534 148 L 534 148 C 534 154 530 157 525 157 498 157 498 157 498 157 493 157 489 154 489 148 489 121 489 121 489 121 489 116 493 112 498 112 525 112 525 112 525 112 530 112 534 116 534 121 L 534 148 Z M 534 83 L 534 83 C 534 88 530 92 525 92 498 92 498 92 498 92 493 92 489 88 489 83 489 54 489 54 489 54 489 51 493 46 498 46 525 46 525 46 525 46 530 46 534 51 534 54 L 534 83 Z M 610 148 L 610 148 C 610 154 605 157 601 157 573 157 573 157 573 157 568 157 565 154 565 148 565 121 565 121 565 121 565 116 568 112 573 112 601 112 601 112 601 112 605 112 610 116 610 121 L 610 148 Z M 610 83 L 610 83 C 610 88 605 92 601 92 573 92 573 92 573 92 568 92 565 88 565 83 565 54 565 54 565 54 565 51 568 46 573 46 601 46 601 46 601 46 605 46 610 51 610 54 L 610 83 Z N">
            <draw:equation draw:name="f0" draw:formula="24*logwidth/700"/>
            <draw:equation draw:name="f1" draw:formula="0*logheight/211"/>
            <draw:equation draw:name="f2" draw:formula="24*logwidth/700"/>
            <draw:equation draw:name="f3" draw:formula="210*logheight/211"/>
            <draw:equation draw:name="f4" draw:formula="699*logwidth/700"/>
            <draw:equation draw:name="f5" draw:formula="26*logheight/211"/>
            <draw:equation draw:name="f6" draw:formula="151*logwidth/700"/>
            <draw:equation draw:name="f7" draw:formula="80*logheight/211"/>
            <draw:equation draw:name="f8" draw:formula="151*logwidth/700"/>
            <draw:equation draw:name="f9" draw:formula="58*logheight/211"/>
            <draw:equation draw:name="f10" draw:formula="232*logwidth/700"/>
            <draw:equation draw:name="f11" draw:formula="148*logheight/211"/>
            <draw:equation draw:name="f12" draw:formula="186*logwidth/700"/>
            <draw:equation draw:name="f13" draw:formula="148*logheight/211"/>
            <draw:equation draw:name="f14" draw:formula="224*logwidth/700"/>
            <draw:equation draw:name="f15" draw:formula="112*logheight/211"/>
            <draw:equation draw:name="f16" draw:formula="232*logwidth/700"/>
            <draw:equation draw:name="f17" draw:formula="83*logheight/211"/>
            <draw:equation draw:name="f18" draw:formula="195*logwidth/700"/>
            <draw:equation draw:name="f19" draw:formula="92*logheight/211"/>
            <draw:equation draw:name="f20" draw:formula="195*logwidth/700"/>
            <draw:equation draw:name="f21" draw:formula="46*logheight/211"/>
            <draw:equation draw:name="f22" draw:formula="232*logwidth/700"/>
            <draw:equation draw:name="f23" draw:formula="83*logheight/211"/>
            <draw:equation draw:name="f24" draw:formula="298*logwidth/700"/>
            <draw:equation draw:name="f25" draw:formula="157*logheight/211"/>
            <draw:equation draw:name="f26" draw:formula="262*logwidth/700"/>
            <draw:equation draw:name="f27" draw:formula="121*logheight/211"/>
            <draw:equation draw:name="f28" draw:formula="308*logwidth/700"/>
            <draw:equation draw:name="f29" draw:formula="121*logheight/211"/>
            <draw:equation draw:name="f30" draw:formula="308*logwidth/700"/>
            <draw:equation draw:name="f31" draw:formula="83*logheight/211"/>
            <draw:equation draw:name="f32" draw:formula="262*logwidth/700"/>
            <draw:equation draw:name="f33" draw:formula="83*logheight/211"/>
            <draw:equation draw:name="f34" draw:formula="298*logwidth/700"/>
            <draw:equation draw:name="f35" draw:formula="46*logheight/211"/>
            <draw:equation draw:name="f36" draw:formula="382*logwidth/700"/>
            <draw:equation draw:name="f37" draw:formula="148*logheight/211"/>
            <draw:equation draw:name="f38" draw:formula="346*logwidth/700"/>
            <draw:equation draw:name="f39" draw:formula="157*logheight/211"/>
            <draw:equation draw:name="f40" draw:formula="346*logwidth/700"/>
            <draw:equation draw:name="f41" draw:formula="112*logheight/211"/>
            <draw:equation draw:name="f42" draw:formula="382*logwidth/700"/>
            <draw:equation draw:name="f43" draw:formula="148*logheight/211"/>
            <draw:equation draw:name="f44" draw:formula="374*logwidth/700"/>
            <draw:equation draw:name="f45" draw:formula="92*logheight/211"/>
            <draw:equation draw:name="f46" draw:formula="338*logwidth/700"/>
            <draw:equation draw:name="f47" draw:formula="54*logheight/211"/>
            <draw:equation draw:name="f48" draw:formula="382*logwidth/700"/>
            <draw:equation draw:name="f49" draw:formula="54*logheight/211"/>
            <draw:equation draw:name="f50" draw:formula="458*logwidth/700"/>
            <draw:equation draw:name="f51" draw:formula="148*logheight/211"/>
            <draw:equation draw:name="f52" draw:formula="413*logwidth/700"/>
            <draw:equation draw:name="f53" draw:formula="148*logheight/211"/>
            <draw:equation draw:name="f54" draw:formula="451*logwidth/700"/>
            <draw:equation draw:name="f55" draw:formula="112*logheight/211"/>
            <draw:equation draw:name="f56" draw:formula="458*logwidth/700"/>
            <draw:equation draw:name="f57" draw:formula="83*logheight/211"/>
            <draw:equation draw:name="f58" draw:formula="422*logwidth/700"/>
            <draw:equation draw:name="f59" draw:formula="92*logheight/211"/>
            <draw:equation draw:name="f60" draw:formula="422*logwidth/700"/>
            <draw:equation draw:name="f61" draw:formula="46*logheight/211"/>
            <draw:equation draw:name="f62" draw:formula="458*logwidth/700"/>
            <draw:equation draw:name="f63" draw:formula="83*logheight/211"/>
            <draw:equation draw:name="f64" draw:formula="525*logwidth/700"/>
            <draw:equation draw:name="f65" draw:formula="157*logheight/211"/>
            <draw:equation draw:name="f66" draw:formula="489*logwidth/700"/>
            <draw:equation draw:name="f67" draw:formula="121*logheight/211"/>
            <draw:equation draw:name="f68" draw:formula="534*logwidth/700"/>
            <draw:equation draw:name="f69" draw:formula="121*logheight/211"/>
            <draw:equation draw:name="f70" draw:formula="534*logwidth/700"/>
            <draw:equation draw:name="f71" draw:formula="83*logheight/211"/>
            <draw:equation draw:name="f72" draw:formula="489*logwidth/700"/>
            <draw:equation draw:name="f73" draw:formula="83*logheight/211"/>
            <draw:equation draw:name="f74" draw:formula="525*logwidth/700"/>
            <draw:equation draw:name="f75" draw:formula="46*logheight/211"/>
            <draw:equation draw:name="f76" draw:formula="610*logwidth/700"/>
            <draw:equation draw:name="f77" draw:formula="148*logheight/211"/>
            <draw:equation draw:name="f78" draw:formula="573*logwidth/700"/>
            <draw:equation draw:name="f79" draw:formula="157*logheight/211"/>
            <draw:equation draw:name="f80" draw:formula="573*logwidth/700"/>
            <draw:equation draw:name="f81" draw:formula="112*logheight/211"/>
            <draw:equation draw:name="f82" draw:formula="610*logwidth/700"/>
            <draw:equation draw:name="f83" draw:formula="148*logheight/211"/>
            <draw:equation draw:name="f84" draw:formula="601*logwidth/700"/>
            <draw:equation draw:name="f85" draw:formula="92*logheight/211"/>
            <draw:equation draw:name="f86" draw:formula="565*logwidth/700"/>
            <draw:equation draw:name="f87" draw:formula="54*logheight/211"/>
            <draw:equation draw:name="f88" draw:formula="610*logwidth/700"/>
            <draw:equation draw:name="f89" draw:formula="54*logheight/211"/>
            <draw:equation draw:name="f90" draw:formula="logwidth"/>
            <draw:equation draw:name="f91" draw:formula="logheight"/>
          </draw:enhanced-geometry>
        </draw:custom-shape>
        <draw:connector draw:style-name="gr13" draw:text-style-name="P15" xml:id="id11" draw:id="id11" draw:layer="layout" draw:line-skew="-0.807cm" svg:x1="9.929cm" svg:y1="6.718cm" svg:x2="11.18cm" svg:y2="3.54cm" draw:start-shape="id3" draw:start-glue-point="3" draw:end-shape="id10" draw:end-glue-point="2" svg:d="M9929 6718h-1308v-1907h2559v-1271" svg:viewBox="0 0 2560 3179">
          <text:p text:style-name="P1"><text:span text:style-name="T10"/></text:p>
          <text:p text:style-name="P1"><text:span text:style-name="T11">private</text:span></text:p>
          <text:p text:style-name="P1"><text:span text:style-name="T11">network</text:span></text:p>
        </draw:connector>
        <draw:connector draw:style-name="gr14" draw:text-style-name="P1" draw:layer="layout" draw:line-skew="0.551cm" svg:x1="9.929cm" svg:y1="11.798cm" svg:x2="8.621cm" svg:y2="4.811cm" draw:start-shape="id5" draw:start-glue-point="3" draw:end-shape="id11" draw:end-glue-point="0" svg:d="M9929 11798h-1308v-6987" svg:viewBox="0 0 1309 6988">
          <text:p/>
        </draw:connector>
        <draw:connector draw:style-name="gr14" draw:text-style-name="P1" draw:layer="layout" draw:line-skew="0.551cm" svg:x1="9.929cm" svg:y1="9.257cm" svg:x2="8.621cm" svg:y2="4.811cm" draw:end-shape="id11" draw:end-glue-point="0" svg:d="M9929 9257h-1308v-4446" svg:viewBox="0 0 1309 4447">
          <text:p/>
        </draw:connector>
        <presentation:notes draw:style-name="dp2">
          <draw:page-thumbnail draw:style-name="gr15" draw:layer="layout" svg:width="18.624cm" svg:height="10.476cm" svg:x="1.482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draw:custom-shape draw:style-name="gr16" draw:text-style-name="P17" draw:layer="layout" svg:width="3.81cm" svg:height="12.065cm" svg:x="5.445cm" svg:y="7.985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2">Solution</text:span></text:p>
          <text:p text:style-name="P1"><text:span text:style-name="T12">Admin</text:span></text:p>
          <text:p text:style-name="P1"><text:span text:style-name="T12">H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210" draw:style-name="gr17" draw:text-style-name="P5" xml:id="id12" draw:id="id12" draw:layer="layout" svg:width="2.447cm" svg:height="2.252cm" svg:x="1.635cm" svg:y="1.923cm">
          <text:p text:style-name="P2"><text:span text:style-name="T6"><text:s/></text:span></text:p>
          <text:p text:style-name="P2"><text:span text:style-name="T6"/></text:p>
          <text:p text:style-name="P2"><text:span text:style-name="T6"/></text:p>
          <text:p text:style-name="P2"><text:span text:style-name="T6"/></text:p>
          <text:p text:style-name="P2"><text:span text:style-name="T6"><text:s/></text:span><text:span text:style-name="T6">client</text:span></text:p>
          <draw:enhanced-geometry draw:mirror-horizontal="false" draw:mirror-vertical="false" svg:viewBox="0 0 0 0" drawooo:sub-view-size="586 486" draw:text-areas="0 0 ?f108 ?f109" draw:type="ooxml-non-primitive" draw:enhanced-path="M 581 438 L 581 438 C 581 438 581 438 580 438 553 362 553 362 553 362 550 346 537 337 524 331 534 321 540 309 540 295 540 48 540 48 540 48 540 22 519 0 492 0 84 0 84 0 84 0 58 0 35 22 35 48 35 295 35 295 35 295 35 310 43 325 54 333 44 340 35 350 31 362 5 438 5 438 5 438 0 450 1 461 8 470 14 480 26 485 40 485 545 485 545 485 545 485 558 485 570 480 576 470 583 461 585 450 581 438 Z M 500 423 L 500 423 C 96 423 96 423 96 423 90 423 85 420 85 414 85 409 90 404 96 404 500 404 500 404 500 404 505 404 510 409 510 414 510 420 505 423 500 423 Z M 106 373 L 106 373 C 106 368 111 363 116 363 136 363 136 363 136 363 142 363 147 368 147 373 147 379 142 384 136 384 116 384 116 384 116 384 111 384 106 379 106 373 Z M 186 373 L 186 373 C 186 368 191 363 197 363 459 363 459 363 459 363 465 363 469 368 469 373 469 379 465 384 459 384 197 384 197 384 197 384 191 384 186 379 186 373 Z M 520 295 L 520 295 C 520 310 508 322 492 322 90 322 90 322 90 322 84 322 84 322 84 322 68 322 55 310 55 295 55 48 55 48 55 48 55 33 68 20 84 20 492 20 492 20 492 20 508 20 520 33 520 48 L 520 295 Z N">
            <draw:equation draw:name="f0" draw:formula="581*logwidth/586"/>
            <draw:equation draw:name="f1" draw:formula="438*logheight/486"/>
            <draw:equation draw:name="f2" draw:formula="581*logwidth/586"/>
            <draw:equation draw:name="f3" draw:formula="438*logheight/486"/>
            <draw:equation draw:name="f4" draw:formula="580*logwidth/586"/>
            <draw:equation draw:name="f5" draw:formula="438*logheight/486"/>
            <draw:equation draw:name="f6" draw:formula="553*logwidth/586"/>
            <draw:equation draw:name="f7" draw:formula="362*logheight/486"/>
            <draw:equation draw:name="f8" draw:formula="524*logwidth/586"/>
            <draw:equation draw:name="f9" draw:formula="331*logheight/486"/>
            <draw:equation draw:name="f10" draw:formula="540*logwidth/586"/>
            <draw:equation draw:name="f11" draw:formula="295*logheight/486"/>
            <draw:equation draw:name="f12" draw:formula="540*logwidth/586"/>
            <draw:equation draw:name="f13" draw:formula="48*logheight/486"/>
            <draw:equation draw:name="f14" draw:formula="492*logwidth/586"/>
            <draw:equation draw:name="f15" draw:formula="0*logheight/486"/>
            <draw:equation draw:name="f16" draw:formula="84*logwidth/586"/>
            <draw:equation draw:name="f17" draw:formula="0*logheight/486"/>
            <draw:equation draw:name="f18" draw:formula="35*logwidth/586"/>
            <draw:equation draw:name="f19" draw:formula="48*logheight/486"/>
            <draw:equation draw:name="f20" draw:formula="35*logwidth/586"/>
            <draw:equation draw:name="f21" draw:formula="295*logheight/486"/>
            <draw:equation draw:name="f22" draw:formula="54*logwidth/586"/>
            <draw:equation draw:name="f23" draw:formula="333*logheight/486"/>
            <draw:equation draw:name="f24" draw:formula="31*logwidth/586"/>
            <draw:equation draw:name="f25" draw:formula="362*logheight/486"/>
            <draw:equation draw:name="f26" draw:formula="5*logwidth/586"/>
            <draw:equation draw:name="f27" draw:formula="438*logheight/486"/>
            <draw:equation draw:name="f28" draw:formula="8*logwidth/586"/>
            <draw:equation draw:name="f29" draw:formula="470*logheight/486"/>
            <draw:equation draw:name="f30" draw:formula="40*logwidth/586"/>
            <draw:equation draw:name="f31" draw:formula="485*logheight/486"/>
            <draw:equation draw:name="f32" draw:formula="545*logwidth/586"/>
            <draw:equation draw:name="f33" draw:formula="485*logheight/486"/>
            <draw:equation draw:name="f34" draw:formula="576*logwidth/586"/>
            <draw:equation draw:name="f35" draw:formula="470*logheight/486"/>
            <draw:equation draw:name="f36" draw:formula="581*logwidth/586"/>
            <draw:equation draw:name="f37" draw:formula="438*logheight/486"/>
            <draw:equation draw:name="f38" draw:formula="500*logwidth/586"/>
            <draw:equation draw:name="f39" draw:formula="423*logheight/486"/>
            <draw:equation draw:name="f40" draw:formula="500*logwidth/586"/>
            <draw:equation draw:name="f41" draw:formula="423*logheight/486"/>
            <draw:equation draw:name="f42" draw:formula="96*logwidth/586"/>
            <draw:equation draw:name="f43" draw:formula="423*logheight/486"/>
            <draw:equation draw:name="f44" draw:formula="85*logwidth/586"/>
            <draw:equation draw:name="f45" draw:formula="414*logheight/486"/>
            <draw:equation draw:name="f46" draw:formula="96*logwidth/586"/>
            <draw:equation draw:name="f47" draw:formula="404*logheight/486"/>
            <draw:equation draw:name="f48" draw:formula="500*logwidth/586"/>
            <draw:equation draw:name="f49" draw:formula="404*logheight/486"/>
            <draw:equation draw:name="f50" draw:formula="510*logwidth/586"/>
            <draw:equation draw:name="f51" draw:formula="414*logheight/486"/>
            <draw:equation draw:name="f52" draw:formula="500*logwidth/586"/>
            <draw:equation draw:name="f53" draw:formula="423*logheight/486"/>
            <draw:equation draw:name="f54" draw:formula="106*logwidth/586"/>
            <draw:equation draw:name="f55" draw:formula="373*logheight/486"/>
            <draw:equation draw:name="f56" draw:formula="106*logwidth/586"/>
            <draw:equation draw:name="f57" draw:formula="373*logheight/486"/>
            <draw:equation draw:name="f58" draw:formula="116*logwidth/586"/>
            <draw:equation draw:name="f59" draw:formula="363*logheight/486"/>
            <draw:equation draw:name="f60" draw:formula="136*logwidth/586"/>
            <draw:equation draw:name="f61" draw:formula="363*logheight/486"/>
            <draw:equation draw:name="f62" draw:formula="147*logwidth/586"/>
            <draw:equation draw:name="f63" draw:formula="373*logheight/486"/>
            <draw:equation draw:name="f64" draw:formula="136*logwidth/586"/>
            <draw:equation draw:name="f65" draw:formula="384*logheight/486"/>
            <draw:equation draw:name="f66" draw:formula="116*logwidth/586"/>
            <draw:equation draw:name="f67" draw:formula="384*logheight/486"/>
            <draw:equation draw:name="f68" draw:formula="106*logwidth/586"/>
            <draw:equation draw:name="f69" draw:formula="373*logheight/486"/>
            <draw:equation draw:name="f70" draw:formula="186*logwidth/586"/>
            <draw:equation draw:name="f71" draw:formula="373*logheight/486"/>
            <draw:equation draw:name="f72" draw:formula="186*logwidth/586"/>
            <draw:equation draw:name="f73" draw:formula="373*logheight/486"/>
            <draw:equation draw:name="f74" draw:formula="197*logwidth/586"/>
            <draw:equation draw:name="f75" draw:formula="363*logheight/486"/>
            <draw:equation draw:name="f76" draw:formula="459*logwidth/586"/>
            <draw:equation draw:name="f77" draw:formula="363*logheight/486"/>
            <draw:equation draw:name="f78" draw:formula="469*logwidth/586"/>
            <draw:equation draw:name="f79" draw:formula="373*logheight/486"/>
            <draw:equation draw:name="f80" draw:formula="459*logwidth/586"/>
            <draw:equation draw:name="f81" draw:formula="384*logheight/486"/>
            <draw:equation draw:name="f82" draw:formula="197*logwidth/586"/>
            <draw:equation draw:name="f83" draw:formula="384*logheight/486"/>
            <draw:equation draw:name="f84" draw:formula="186*logwidth/586"/>
            <draw:equation draw:name="f85" draw:formula="373*logheight/486"/>
            <draw:equation draw:name="f86" draw:formula="520*logwidth/586"/>
            <draw:equation draw:name="f87" draw:formula="295*logheight/486"/>
            <draw:equation draw:name="f88" draw:formula="520*logwidth/586"/>
            <draw:equation draw:name="f89" draw:formula="295*logheight/486"/>
            <draw:equation draw:name="f90" draw:formula="492*logwidth/586"/>
            <draw:equation draw:name="f91" draw:formula="322*logheight/486"/>
            <draw:equation draw:name="f92" draw:formula="90*logwidth/586"/>
            <draw:equation draw:name="f93" draw:formula="322*logheight/486"/>
            <draw:equation draw:name="f94" draw:formula="84*logwidth/586"/>
            <draw:equation draw:name="f95" draw:formula="322*logheight/486"/>
            <draw:equation draw:name="f96" draw:formula="55*logwidth/586"/>
            <draw:equation draw:name="f97" draw:formula="295*logheight/486"/>
            <draw:equation draw:name="f98" draw:formula="55*logwidth/586"/>
            <draw:equation draw:name="f99" draw:formula="48*logheight/486"/>
            <draw:equation draw:name="f100" draw:formula="84*logwidth/586"/>
            <draw:equation draw:name="f101" draw:formula="20*logheight/486"/>
            <draw:equation draw:name="f102" draw:formula="492*logwidth/586"/>
            <draw:equation draw:name="f103" draw:formula="20*logheight/486"/>
            <draw:equation draw:name="f104" draw:formula="520*logwidth/586"/>
            <draw:equation draw:name="f105" draw:formula="48*logheight/486"/>
            <draw:equation draw:name="f106" draw:formula="520*logwidth/586"/>
            <draw:equation draw:name="f107" draw:formula="295*logheight/486"/>
            <draw:equation draw:name="f108" draw:formula="logwidth"/>
            <draw:equation draw:name="f109" draw:formula="logheight"/>
          </draw:enhanced-geometry>
        </draw:custom-shape>
        <draw:custom-shape draw:style-name="gr18" draw:text-style-name="P18" xml:id="id14" draw:id="id14" draw:layer="layout" svg:width="3.81cm" svg:height="1.27cm" svg:x="1cm" svg:y="6.08cm">
          <text:p text:style-name="P1"><text:span text:style-name="T13">NTP</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 draw:text-style-name="P19" draw:layer="layout" svg:width="3.81cm" svg:height="1.27cm" svg:x="1cm" svg:y="11.16cm">
          <text:p text:style-name="P1"><text:span text:style-name="T13">SM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 draw:text-style-name="P20" draw:layer="layout" svg:width="3.81cm" svg:height="1.27cm" svg:x="1cm" svg:y="8.62cm">
          <text:p text:style-name="P1"><text:span text:style-name="T13">DN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1" draw:text-style-name="P21" draw:layer="layout" svg:x1="5.445cm" svg:y1="1.635cm" svg:x2="26.4cm" svg:y2="1.635cm">
          <text:p/>
        </draw:line>
        <draw:line draw:style-name="gr22" draw:text-style-name="P21" draw:layer="layout" svg:x1="5.445cm" svg:y1="2.27cm" svg:x2="25.13cm" svg:y2="2.27cm">
          <text:p/>
        </draw:line>
        <draw:line draw:style-name="gr23" draw:text-style-name="P21" draw:layer="layout" svg:x1="5.445cm" svg:y1="2.905cm" svg:x2="26.4cm" svg:y2="2.905cm">
          <text:p/>
        </draw:line>
        <draw:line draw:style-name="gr24" draw:text-style-name="P21" draw:layer="layout" svg:x1="5.445cm" svg:y1="3.54cm" svg:x2="25.13cm" svg:y2="3.54cm">
          <text:p/>
        </draw:line>
        <draw:line draw:style-name="gr25" draw:text-style-name="P21" draw:layer="layout" svg:x1="5.445cm" svg:y1="4.175cm" svg:x2="25.13cm" svg:y2="4.175cm">
          <text:p/>
        </draw:line>
        <draw:line draw:style-name="gr26" draw:text-style-name="P21" draw:layer="layout" svg:x1="5.445cm" svg:y1="4.81cm" svg:x2="26.4cm" svg:y2="4.81cm">
          <text:p/>
        </draw:line>
        <draw:line draw:style-name="gr27" draw:text-style-name="P21" xml:id="id13" draw:id="id13" draw:layer="layout" svg:x1="5.445cm" svg:y1="5.445cm" svg:x2="26.4cm" svg:y2="5.445cm">
          <text:p/>
        </draw:line>
        <draw:line draw:style-name="gr28" draw:text-style-name="P21" draw:layer="layout" svg:x1="5.445cm" svg:y1="6.08cm" svg:x2="25.13cm" svg:y2="6.08cm">
          <text:p/>
        </draw:line>
        <draw:custom-shape draw:style-name="gr29" draw:text-style-name="P22" draw:layer="layout" svg:width="3.81cm" svg:height="1.27cm" svg:x="1cm" svg:y="13.7cm">
          <text:p text:style-name="P1"><text:span text:style-name="T13">LB</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Freeform 166" draw:style-name="gr30" draw:text-style-name="P23" draw:layer="layout" svg:width="2.54cm" svg:height="1.27cm" svg:x="13.192cm" svg:y="12.464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0" draw:text-style-name="P23" draw:layer="layout" svg:width="2.54cm" svg:height="1.27cm" svg:x="16.875cm" svg:y="8.62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1" draw:text-style-name="P24" draw:layer="layout" svg:width="2.54cm" svg:height="1.27cm" svg:x="20.05cm" svg:y="8.62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2" draw:text-style-name="P23" draw:layer="layout" svg:width="2.54cm" svg:height="1.27cm" svg:x="23.225cm" svg:y="8.62cm">
          <text:p text:style-name="P2"><text:span text:style-name="T1"/></text:p>
          <text:p text:style-name="P2"><text:span text:style-name="T1"/></text:p>
          <text:p text:style-name="P2"><text:span text:style-name="T1"/></text:p>
          <text:p text:style-name="P2"><text:span text:style-name="T1"/></text:p>
          <text:p text:style-name="P1"><text:span text:style-name="T14">Ceph gw(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0" draw:text-style-name="P23" draw:layer="layout" svg:width="2.54cm" svg:height="1.27cm" svg:x="16.875cm" svg:y="10.525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2" draw:text-style-name="P23" draw:layer="layout" svg:width="2.54cm" svg:height="1.27cm" svg:x="16.875cm" svg:y="12.43cm">
          <text:p text:style-name="P2"><text:span text:style-name="T1"/></text:p>
          <text:p text:style-name="P2"><text:span text:style-name="T1"/></text:p>
          <text:p text:style-name="P2"><text:span text:style-name="T1"/></text:p>
          <text:p text:style-name="P2"><text:span text:style-name="T1"/></text:p>
          <text:p text:style-name="P1"><text:span text:style-name="T14">Ceph Mon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1" draw:text-style-name="P24" draw:layer="layout" svg:width="2.54cm" svg:height="1.27cm" svg:x="20.049cm" svg:y="10.525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1" draw:text-style-name="P24" draw:layer="layout" svg:width="2.54cm" svg:height="1.27cm" svg:x="20.05cm" svg:y="12.43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3" draw:text-style-name="P24" draw:layer="layout" svg:width="2.54cm" svg:height="1.27cm" svg:x="20.05cm" svg:y="14.335cm">
          <text:p text:style-name="P2"><text:span text:style-name="T1"/></text:p>
          <text:p text:style-name="P2"><text:span text:style-name="T1"/></text:p>
          <text:p text:style-name="P2"><text:span text:style-name="T1"/></text:p>
          <text:p text:style-name="P2"><text:span text:style-name="T1"/></text:p>
          <text:p text:style-name="P1"><text:span text:style-name="T14">Ceph OSD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0" draw:text-style-name="P23" draw:layer="layout" svg:width="2.54cm" svg:height="1.27cm" svg:x="9.889cm" svg:y="14.335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0" draw:text-style-name="P23" draw:layer="layout" svg:width="2.54cm" svg:height="1.27cm" svg:x="13.192cm" svg:y="14.335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2" draw:text-style-name="P23" draw:layer="layout" svg:width="2.54cm" svg:height="1.27cm" svg:x="13.192cm" svg:y="16.24cm">
          <text:p text:style-name="P2"><text:span text:style-name="T1"/></text:p>
          <text:p text:style-name="P2"><text:span text:style-name="T1"/></text:p>
          <text:p text:style-name="P2"><text:span text:style-name="T1"/></text:p>
          <text:p text:style-name="P2"><text:span text:style-name="T1"/></text:p>
          <text:p text:style-name="P1"><text:span text:style-name="T14">K8s Master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0" draw:text-style-name="P23" draw:layer="layout" svg:width="2.54cm" svg:height="1.27cm" svg:x="9.89cm" svg:y="12.43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32" draw:text-style-name="P23" draw:layer="layout" svg:width="2.54cm" svg:height="1.27cm" svg:x="9.89cm" svg:y="16.24cm">
          <text:p text:style-name="P2"><text:span text:style-name="T1"/></text:p>
          <text:p text:style-name="P2"><text:span text:style-name="T1"/></text:p>
          <text:p text:style-name="P2"><text:span text:style-name="T1"/></text:p>
          <text:p text:style-name="P2"><text:span text:style-name="T1"/></text:p>
          <text:p text:style-name="P2"><text:span text:style-name="T14">K8s Worker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style-name="gr34" draw:text-style-name="P25" xml:id="id15" draw:id="id15" draw:layer="layout" svg:width="3.81cm" svg:height="1.27cm" svg:x="1cm" svg:y="16.24cm">
          <text:p text:style-name="P1"><text:span text:style-name="T13">iDRAC</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35" draw:text-style-name="P21" draw:layer="layout" svg:width="2.331cm" svg:height="0.727cm" svg:x="6.08cm" svg:y="10.56cm">
          <draw:image xlink:href="Pictures/10000000000000BD00000038D8EC7FC5613ADC36.jpg" xlink:type="simple" xlink:show="embed" xlink:actuate="onLoad" loext:mime-type="image/jpeg">
            <text:p text:style-name="P1"/>
            <text:p text:style-name="P1"/>
            <text:p text:style-name="P1"><text:span text:style-name="T14">CaaS Admin</text:span></text:p>
          </draw:image>
        </draw:frame>
        <draw:frame draw:style-name="gr35" draw:text-style-name="P21" draw:layer="layout" svg:width="2.331cm" svg:height="0.727cm" svg:x="6.08cm" svg:y="8.655cm">
          <draw:image xlink:href="Pictures/10000000000000BD00000038D8EC7FC5613ADC36.jpg" xlink:type="simple" xlink:show="embed" xlink:actuate="onLoad" loext:mime-type="image/jpeg">
            <text:p text:style-name="P1"/>
            <text:p text:style-name="P1"/>
            <text:p text:style-name="P1"><text:span text:style-name="T14">SES Admin</text:span></text:p>
          </draw:image>
        </draw:frame>
        <draw:custom-shape draw:style-name="gr36" draw:text-style-name="P26" draw:layer="layout" svg:width="2.54cm" svg:height="0.635cm" svg:x="6.08cm" svg:y="7.35cm">
          <text:p text:style-name="P1"><text:span text:style-name="T15">Bond</text:span></text:p>
          <draw:enhanced-geometry svg:viewBox="0 0 21600 21600" draw:type="rectangle" draw:enhanced-path="M 0 0 L 21600 0 21600 21600 0 21600 0 0 Z N"/>
        </draw:custom-shape>
        <draw:custom-shape draw:style-name="gr37" draw:text-style-name="P26" draw:layer="layout" svg:width="2.032cm" svg:height="0.381cm" svg:x="20.304cm" svg:y="8.239cm">
          <text:p text:style-name="P1"><text:span text:style-name="T15">Bond</text:span></text:p>
          <draw:enhanced-geometry svg:viewBox="0 0 21600 21600" draw:type="rectangle" draw:enhanced-path="M 0 0 L 21600 0 21600 21600 0 21600 0 0 Z N"/>
        </draw:custom-shape>
        <draw:custom-shape draw:style-name="gr37" draw:text-style-name="P26" draw:layer="layout" svg:width="2.032cm" svg:height="0.381cm" svg:x="20.304cm" svg:y="10.144cm">
          <text:p text:style-name="P1"><text:span text:style-name="T15">Bond</text:span></text:p>
          <draw:enhanced-geometry svg:viewBox="0 0 21600 21600" draw:type="rectangle" draw:enhanced-path="M 0 0 L 21600 0 21600 21600 0 21600 0 0 Z N"/>
        </draw:custom-shape>
        <draw:custom-shape draw:style-name="gr37" draw:text-style-name="P26" draw:layer="layout" svg:width="2.032cm" svg:height="0.381cm" svg:x="20.304cm" svg:y="12.049cm">
          <text:p text:style-name="P1"><text:span text:style-name="T15">Bond</text:span></text:p>
          <draw:enhanced-geometry svg:viewBox="0 0 21600 21600" draw:type="rectangle" draw:enhanced-path="M 0 0 L 21600 0 21600 21600 0 21600 0 0 Z N"/>
        </draw:custom-shape>
        <draw:custom-shape draw:style-name="gr37" draw:text-style-name="P26" draw:layer="layout" svg:width="2.032cm" svg:height="0.381cm" svg:x="20.304cm" svg:y="13.954cm">
          <text:p text:style-name="P1"><text:span text:style-name="T15">Bond</text:span></text:p>
          <draw:enhanced-geometry svg:viewBox="0 0 21600 21600" draw:type="rectangle" draw:enhanced-path="M 0 0 L 21600 0 21600 21600 0 21600 0 0 Z N"/>
        </draw:custom-shape>
        <draw:frame draw:style-name="gr38" draw:text-style-name="P27" draw:layer="layout" svg:width="1.905cm" svg:height="1.27cm" draw:transform="rotate (1.5707963267949) translate (20.558cm 18.145cm)">
          <draw:text-box>
            <text:p><text:span text:style-name="T16">. . .</text:span></text:p>
          </draw:text-box>
        </draw:frame>
        <draw:frame draw:style-name="gr38" draw:text-style-name="P27" draw:layer="layout" svg:width="1.905cm" svg:height="1.27cm" draw:transform="rotate (1.5707963267949) translate (10.398cm 20.05cm)">
          <draw:text-box>
            <text:p><text:span text:style-name="T16">. . .</text:span></text:p>
          </draw:text-box>
        </draw:frame>
        <draw:line draw:style-name="gr39" draw:text-style-name="P21" draw:layer="layout" svg:x1="6.334cm" svg:y1="5.445cm" svg:x2="6.334cm" svg:y2="7.35cm">
          <text:p/>
        </draw:line>
        <draw:line draw:style-name="gr40" draw:text-style-name="P21" draw:layer="layout" svg:x1="6.715cm" svg:y1="4.81cm" svg:x2="6.715cm" svg:y2="7.35cm">
          <text:p/>
        </draw:line>
        <draw:line draw:style-name="gr41" draw:text-style-name="P21" draw:layer="layout" svg:x1="9.509cm" svg:y1="6.08cm" svg:x2="9.509cm" svg:y2="16.875cm">
          <text:p/>
        </draw:line>
        <draw:line draw:style-name="gr40" draw:text-style-name="P21" draw:layer="layout" svg:x1="6.715cm" svg:y1="10.144cm" svg:x2="6.715cm" svg:y2="10.525cm">
          <text:p/>
        </draw:line>
        <draw:line draw:style-name="gr42" draw:text-style-name="P21" draw:layer="layout" svg:x1="7.096cm" svg:y1="4.175cm" svg:x2="7.096cm" svg:y2="7.35cm">
          <text:p/>
        </draw:line>
        <draw:line draw:style-name="gr43" draw:text-style-name="P21" draw:layer="layout" svg:x1="7.477cm" svg:y1="3.54cm" svg:x2="7.477cm" svg:y2="7.35cm">
          <text:p/>
        </draw:line>
        <draw:line draw:style-name="gr44" draw:text-style-name="P21" draw:layer="layout" svg:x1="7.858cm" svg:y1="8.314cm" svg:x2="7.858cm" svg:y2="8.695cm">
          <text:p/>
        </draw:line>
        <draw:frame draw:style-name="gr38" draw:text-style-name="P27" draw:layer="layout" svg:width="1.905cm" svg:height="1.27cm" draw:transform="rotate (1.5707963267949) translate (23.86cm 12.43cm)">
          <draw:text-box>
            <text:p><text:span text:style-name="T16">. . .</text:span></text:p>
          </draw:text-box>
        </draw:frame>
        <draw:line draw:style-name="gr42" draw:text-style-name="P21" draw:layer="layout" svg:x1="11.16cm" svg:y1="4.175cm" svg:x2="11.16cm" svg:y2="12.43cm">
          <text:p/>
        </draw:line>
        <draw:line draw:style-name="gr45" draw:text-style-name="P21" draw:layer="layout" svg:x1="11.668cm" svg:y1="3.54cm" svg:x2="11.668cm" svg:y2="12.43cm">
          <text:p/>
        </draw:line>
        <draw:line draw:style-name="gr40" draw:text-style-name="P21" draw:layer="layout" svg:x1="10.652cm" svg:y1="15.605cm" svg:x2="10.652cm" svg:y2="16.24cm">
          <text:p/>
        </draw:line>
        <draw:line draw:style-name="gr42" draw:text-style-name="P21" draw:layer="layout" svg:x1="11.16cm" svg:y1="15.605cm" svg:x2="11.16cm" svg:y2="16.24cm">
          <text:p/>
        </draw:line>
        <draw:line draw:style-name="gr43" draw:text-style-name="P21" draw:layer="layout" svg:x1="11.668cm" svg:y1="15.605cm" svg:x2="11.668cm" svg:y2="16.24cm">
          <text:p/>
        </draw:line>
        <draw:line draw:style-name="gr40" draw:text-style-name="P21" draw:layer="layout" svg:x1="10.652cm" svg:y1="13.7cm" svg:x2="10.652cm" svg:y2="14.335cm">
          <text:p/>
        </draw:line>
        <draw:line draw:style-name="gr42" draw:text-style-name="P21" draw:layer="layout" svg:x1="11.16cm" svg:y1="13.7cm" svg:x2="11.16cm" svg:y2="14.335cm">
          <text:p/>
        </draw:line>
        <draw:line draw:style-name="gr43" draw:text-style-name="P21" draw:layer="layout" svg:x1="11.668cm" svg:y1="13.7cm" svg:x2="11.668cm" svg:y2="14.335cm">
          <text:p/>
        </draw:line>
        <draw:line draw:style-name="gr40" draw:text-style-name="P21" draw:layer="layout" svg:x1="13.7cm" svg:y1="4.81cm" svg:x2="13.7cm" svg:y2="12.43cm">
          <text:p/>
        </draw:line>
        <draw:line draw:style-name="gr42" draw:text-style-name="P21" draw:layer="layout" svg:x1="14.208cm" svg:y1="4.175cm" svg:x2="14.208cm" svg:y2="12.43cm">
          <text:p/>
        </draw:line>
        <draw:line draw:style-name="gr45" draw:text-style-name="P21" draw:layer="layout" svg:x1="14.716cm" svg:y1="3.54cm" svg:x2="14.716cm" svg:y2="12.43cm">
          <text:p/>
        </draw:line>
        <draw:line draw:style-name="gr40" draw:text-style-name="P21" draw:layer="layout" svg:x1="13.7cm" svg:y1="13.7cm" svg:x2="13.7cm" svg:y2="14.335cm">
          <text:p/>
        </draw:line>
        <draw:line draw:style-name="gr40" draw:text-style-name="P21" draw:layer="layout" svg:x1="13.7cm" svg:y1="15.605cm" svg:x2="13.7cm" svg:y2="16.24cm">
          <text:p/>
        </draw:line>
        <draw:line draw:style-name="gr42" draw:text-style-name="P21" draw:layer="layout" svg:x1="14.208cm" svg:y1="13.7cm" svg:x2="14.208cm" svg:y2="14.335cm">
          <text:p/>
        </draw:line>
        <draw:line draw:style-name="gr42" draw:text-style-name="P21" draw:layer="layout" svg:x1="14.208cm" svg:y1="15.605cm" svg:x2="14.208cm" svg:y2="16.24cm">
          <text:p/>
        </draw:line>
        <draw:line draw:style-name="gr43" draw:text-style-name="P21" draw:layer="layout" svg:x1="14.716cm" svg:y1="13.7cm" svg:x2="14.716cm" svg:y2="14.335cm">
          <text:p/>
        </draw:line>
        <draw:line draw:style-name="gr43" draw:text-style-name="P21" draw:layer="layout" svg:x1="14.716cm" svg:y1="15.605cm" svg:x2="14.716cm" svg:y2="16.24cm">
          <text:p/>
        </draw:line>
        <draw:line draw:style-name="gr46" draw:text-style-name="P21" draw:layer="layout" svg:x1="7.858cm" svg:y1="2.905cm" svg:x2="7.858cm" svg:y2="7.35cm">
          <text:p/>
        </draw:line>
        <draw:line draw:style-name="gr44" draw:text-style-name="P21" draw:layer="layout" svg:x1="17.51cm" svg:y1="2.905cm" svg:x2="17.51cm" svg:y2="8.62cm">
          <text:p/>
        </draw:line>
        <draw:line draw:style-name="gr44" draw:text-style-name="P21" draw:layer="layout" svg:x1="23.86cm" svg:y1="2.905cm" svg:x2="23.86cm" svg:y2="8.62cm">
          <text:p/>
        </draw:line>
        <draw:line draw:style-name="gr44" draw:text-style-name="P21" draw:layer="layout" svg:x1="20.685cm" svg:y1="2.905cm" svg:x2="20.685cm" svg:y2="8.239cm">
          <text:p/>
        </draw:line>
        <draw:line draw:style-name="gr47" draw:text-style-name="P21" draw:layer="layout" svg:x1="21.32cm" svg:y1="2.27cm" svg:x2="21.32cm" svg:y2="8.239cm">
          <text:p/>
        </draw:line>
        <draw:line draw:style-name="gr41" draw:text-style-name="P21" draw:layer="layout" svg:x1="12.811cm" svg:y1="6.08cm" svg:x2="12.811cm" svg:y2="16.875cm">
          <text:p/>
        </draw:line>
        <draw:line draw:style-name="gr41" draw:text-style-name="P21" draw:layer="layout" svg:x1="16.494cm" svg:y1="6.08cm" svg:x2="16.494cm" svg:y2="13.065cm">
          <text:p/>
        </draw:line>
        <draw:line draw:style-name="gr41" draw:text-style-name="P21" draw:layer="layout" svg:x1="19.669cm" svg:y1="6.08cm" svg:x2="19.669cm" svg:y2="14.97cm">
          <text:p/>
        </draw:line>
        <draw:line draw:style-name="gr41" draw:text-style-name="P21" draw:layer="layout" svg:x1="22.844cm" svg:y1="6.08cm" svg:x2="22.844cm" svg:y2="9.255cm">
          <text:p/>
        </draw:line>
        <draw:line draw:style-name="gr48" draw:text-style-name="P21" draw:layer="layout" svg:x1="19.669cm" svg:y1="14.97cm" svg:x2="20.05cm" svg:y2="14.97cm">
          <text:p/>
        </draw:line>
        <draw:line draw:style-name="gr48" draw:text-style-name="P21" draw:layer="layout" svg:x1="19.669cm" svg:y1="13.065cm" svg:x2="20.05cm" svg:y2="13.065cm">
          <text:p/>
        </draw:line>
        <draw:line draw:style-name="gr48" draw:text-style-name="P21" draw:layer="layout" svg:x1="19.669cm" svg:y1="11.16cm" svg:x2="20.05cm" svg:y2="11.16cm">
          <text:p/>
        </draw:line>
        <draw:line draw:style-name="gr48" draw:text-style-name="P21" draw:layer="layout" svg:x1="19.669cm" svg:y1="9.255cm" svg:x2="20.05cm" svg:y2="9.255cm">
          <text:p/>
        </draw:line>
        <draw:line draw:style-name="gr48" draw:text-style-name="P21" draw:layer="layout" svg:x1="22.844cm" svg:y1="9.255cm" svg:x2="23.225cm" svg:y2="9.255cm">
          <text:p/>
        </draw:line>
        <draw:line draw:style-name="gr48" draw:text-style-name="P21" draw:layer="layout" svg:x1="16.494cm" svg:y1="13.065cm" svg:x2="16.875cm" svg:y2="13.065cm">
          <text:p/>
        </draw:line>
        <draw:line draw:style-name="gr48" draw:text-style-name="P21" draw:layer="layout" svg:x1="16.494cm" svg:y1="11.16cm" svg:x2="16.875cm" svg:y2="11.16cm">
          <text:p/>
        </draw:line>
        <draw:line draw:style-name="gr48" draw:text-style-name="P21" draw:layer="layout" svg:x1="16.494cm" svg:y1="9.255cm" svg:x2="16.875cm" svg:y2="9.255cm">
          <text:p/>
        </draw:line>
        <draw:line draw:style-name="gr48" draw:text-style-name="P21" draw:layer="layout" svg:x1="12.811cm" svg:y1="16.875cm" svg:x2="13.192cm" svg:y2="16.875cm">
          <text:p/>
        </draw:line>
        <draw:line draw:style-name="gr48" draw:text-style-name="P21" draw:layer="layout" svg:x1="12.811cm" svg:y1="14.97cm" svg:x2="13.192cm" svg:y2="14.97cm">
          <text:p/>
        </draw:line>
        <draw:line draw:style-name="gr48" draw:text-style-name="P21" draw:layer="layout" svg:x1="12.811cm" svg:y1="13.065cm" svg:x2="13.192cm" svg:y2="13.065cm">
          <text:p/>
        </draw:line>
        <draw:line draw:style-name="gr48" draw:text-style-name="P21" xml:id="id16" draw:id="id16" draw:layer="layout" svg:x1="9.509cm" svg:y1="16.875cm" svg:x2="9.89cm" svg:y2="16.875cm">
          <text:p/>
        </draw:line>
        <draw:line draw:style-name="gr48" draw:text-style-name="P21" draw:layer="layout" svg:x1="9.509cm" svg:y1="14.97cm" svg:x2="9.89cm" svg:y2="14.97cm">
          <text:p/>
        </draw:line>
        <draw:line draw:style-name="gr48" draw:text-style-name="P21" draw:layer="layout" svg:x1="9.509cm" svg:y1="13.065cm" svg:x2="9.89cm" svg:y2="13.065cm">
          <text:p/>
        </draw:line>
        <draw:line draw:style-name="gr48" draw:text-style-name="P21" draw:layer="layout" svg:x1="9.255cm" svg:y1="8.62cm" svg:x2="9.509cm" svg:y2="8.62cm">
          <text:p/>
        </draw:line>
        <draw:line draw:style-name="gr47" draw:text-style-name="P21" draw:layer="layout" svg:x1="21.32cm" svg:y1="9.763cm" svg:x2="21.32cm" svg:y2="10.144cm">
          <text:p/>
        </draw:line>
        <draw:line draw:style-name="gr47" draw:text-style-name="P21" draw:layer="layout" svg:x1="21.32cm" svg:y1="11.668cm" svg:x2="21.32cm" svg:y2="12.049cm">
          <text:p/>
        </draw:line>
        <draw:line draw:style-name="gr47" draw:text-style-name="P21" draw:layer="layout" svg:x1="21.32cm" svg:y1="13.573cm" svg:x2="21.32cm" svg:y2="13.954cm">
          <text:p/>
        </draw:line>
        <draw:line draw:style-name="gr46" draw:text-style-name="P21" draw:layer="layout" svg:x1="20.685cm" svg:y1="13.573cm" svg:x2="20.685cm" svg:y2="13.954cm">
          <text:p/>
        </draw:line>
        <draw:line draw:style-name="gr46" draw:text-style-name="P21" draw:layer="layout" svg:x1="20.685cm" svg:y1="11.668cm" svg:x2="20.685cm" svg:y2="12.049cm">
          <text:p/>
        </draw:line>
        <draw:line draw:style-name="gr46" draw:text-style-name="P21" draw:layer="layout" svg:x1="20.685cm" svg:y1="9.763cm" svg:x2="20.685cm" svg:y2="10.144cm">
          <text:p/>
        </draw:line>
        <draw:frame draw:style-name="gr49" draw:text-style-name="P29" draw:layer="layout" svg:width="2.54cm" svg:height="0.569cm" svg:x="24.495cm" svg:y="4.876cm">
          <draw:text-box>
            <text:p text:style-name="P28"><text:span text:style-name="T17">Intranet</text:span></text:p>
          </draw:text-box>
        </draw:frame>
        <draw:line draw:style-name="gr46" draw:text-style-name="P21" draw:layer="layout" svg:x1="20.685cm" svg:y1="13.574cm" svg:x2="20.685cm" svg:y2="13.955cm">
          <text:p/>
        </draw:line>
        <draw:frame draw:style-name="gr49" draw:text-style-name="P30" draw:layer="layout" svg:width="2.54cm" svg:height="0.569cm" svg:x="24.495cm" svg:y="4.241cm">
          <draw:text-box>
            <text:p text:style-name="P28"><text:span text:style-name="T17">CaaSP Public</text:span></text:p>
          </draw:text-box>
        </draw:frame>
        <draw:frame draw:style-name="gr49" draw:text-style-name="P30" draw:layer="layout" svg:width="2.54cm" svg:height="0.569cm" svg:x="24.495cm" svg:y="1.701cm">
          <draw:text-box>
            <text:p text:style-name="P28"><text:span text:style-name="T17">SES Private</text:span></text:p>
          </draw:text-box>
        </draw:frame>
        <draw:frame draw:style-name="gr49" draw:text-style-name="P30" draw:layer="layout" svg:width="2.54cm" svg:height="0.569cm" svg:x="24.495cm" svg:y="1.066cm">
          <draw:text-box>
            <text:p text:style-name="P28"><text:span text:style-name="T17">Internet</text:span></text:p>
          </draw:text-box>
        </draw:frame>
        <draw:frame draw:style-name="gr49" draw:text-style-name="P30" draw:layer="layout" svg:width="2.54cm" svg:height="0.569cm" svg:x="24.495cm" svg:y="2.971cm">
          <draw:text-box>
            <text:p text:style-name="P28"><text:span text:style-name="T17">CaaSP Service</text:span></text:p>
          </draw:text-box>
        </draw:frame>
        <draw:frame draw:style-name="gr49" draw:text-style-name="P30" draw:layer="layout" svg:width="2.54cm" svg:height="0.569cm" svg:x="24.495cm" svg:y="3.606cm">
          <draw:text-box>
            <text:p text:style-name="P28"><text:span text:style-name="T17">CaaSP Cluster</text:span></text:p>
          </draw:text-box>
        </draw:frame>
        <draw:frame draw:style-name="gr49" draw:text-style-name="P30" draw:layer="layout" svg:width="2.54cm" svg:height="0.569cm" svg:x="24.495cm" svg:y="5.511cm">
          <draw:text-box>
            <text:p text:style-name="P28"><text:span text:style-name="T17">BMC</text:span></text:p>
          </draw:text-box>
        </draw:frame>
        <draw:frame draw:style-name="gr49" draw:text-style-name="P30" draw:layer="layout" svg:width="2.54cm" svg:height="0.569cm" svg:x="24.495cm" svg:y="2.336cm">
          <draw:text-box>
            <text:p text:style-name="P28"><text:span text:style-name="T17">SES Public</text:span></text:p>
          </draw:text-box>
        </draw:frame>
        <draw:connector draw:style-name="gr50" draw:text-style-name="P21" draw:layer="layout" draw:line-skew="0.078cm" svg:x1="4.082cm" svg:y1="3.049cm" svg:x2="5.445cm" svg:y2="5.445cm" draw:start-shape="id12" draw:start-glue-point="1" draw:end-shape="id13" draw:end-glue-point="3" svg:d="M4082 3049h728v2396h635" svg:viewBox="0 0 1364 2397">
          <text:p/>
        </draw:connector>
        <draw:connector draw:style-name="gr51" draw:text-style-name="P21" draw:layer="layout" draw:line-skew="-0.055cm" svg:x1="2.905cm" svg:y1="6.08cm" svg:x2="4.778cm" svg:y2="5.446cm" draw:start-shape="id14" draw:start-glue-point="5" svg:d="M2905 6080v-635h1873v1" svg:viewBox="0 0 1874 636">
          <text:p/>
        </draw:connector>
        <draw:line draw:style-name="gr52" draw:text-style-name="P21" draw:layer="layout" svg:x1="2.905cm" svg:y1="7.35cm" svg:x2="2.905cm" svg:y2="8.62cm">
          <text:p/>
        </draw:line>
        <draw:line draw:style-name="gr52" draw:text-style-name="P21" draw:layer="layout" svg:x1="2.905cm" svg:y1="9.89cm" svg:x2="2.905cm" svg:y2="11.16cm">
          <text:p/>
        </draw:line>
        <draw:line draw:style-name="gr52" draw:text-style-name="P21" draw:layer="layout" svg:x1="2.905cm" svg:y1="12.43cm" svg:x2="2.905cm" svg:y2="13.7cm">
          <text:p/>
        </draw:line>
        <draw:connector draw:style-name="gr53" draw:text-style-name="P21" draw:layer="layout" draw:line-skew="2.267cm" svg:x1="2.905cm" svg:y1="17.51cm" svg:x2="9.509cm" svg:y2="16.875cm" draw:start-shape="id15" draw:start-glue-point="8" draw:end-shape="id16" draw:end-glue-point="3" svg:d="M2905 17510v2794h6604v-3429" svg:viewBox="0 0 6605 3430">
          <text:p/>
        </draw:connector>
        <draw:line draw:style-name="gr40" draw:text-style-name="P21" draw:layer="layout" svg:x1="10.652cm" svg:y1="4.81cm" svg:x2="10.652cm" svg:y2="12.43cm">
          <text:p/>
        </draw:line>
        <presentation:notes draw:style-name="dp2">
          <draw:page-thumbnail draw:style-name="gr15" draw:layer="layout" svg:width="18.624cm" svg:height="10.476cm" svg:x="1.482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3" svg:font-family="Arial" style:font-adornments="Bold"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Noto Sans SC Regular" svg:font-family="'Noto Sans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marker draw:name="Arrow_20_concave" draw:display-name="Arrow concave" svg:viewBox="0 0 1131 1580" svg:d="M1013 1491l118 89-567-1580-564 1580 114-85 136-68 148-46 161-17 161 13 153 46z"/>
    <draw:marker draw:name="Diamond" svg:viewBox="0 0 3000 6000" svg:d="M1500 0l1500 3000-1500 3000-1500-3000z"/>
    <draw:marker draw:name="Line_20_Arrow" draw:display-name="Line Arrow" svg:viewBox="0 0 1122 2243" svg:d="M0 2108v17 17l12 42 30 34 38 21 43 4 29-8 30-21 25-26 13-34 343-1532 339 1520 13 42 29 34 39 21 42 4 42-12 34-30 21-42v-39-12l-4 4-440-1998-9-42-25-39-38-25-43-8-42 8-38 25-26 39-8 42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style:style style:name="Default_5f_2_5f_1_5f_1" style:display-name="Default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 style:display-name="Default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_5f_1" style:display-name="Default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2" style:display-name="Default_2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_5f_2" style:display-name="Default_2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3" style:display-name="Default_2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_5f_3" style:display-name="Default_2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3.345cm" svg:height="3.27cm" svg:x="2.297cm" svg:y="1.781cm" presentation:class="title" presentation:placeholder="true">
        <draw:text-box/>
      </draw:frame>
      <draw:frame presentation:style-name="Default-outline1" draw:layer="backgroundobjects" svg:width="23.345cm" svg:height="11.361cm" svg:x="2.297cm" svg:y="5.584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1T16:56:40.204724471</meta:creation-date>
    <dc:date>2019-04-16T21:49:29.219234189</dc:date>
    <meta:editing-duration>P1DT39M27S</meta:editing-duration>
    <meta:editing-cycles>119</meta:editing-cycles>
    <meta:generator>LibreOffice/6.2.2.2$Linux_X86_64 LibreOffice_project/20$Build-2</meta:generator>
    <meta:document-statistic meta:object-count="154"/>
  </office:meta>
</office:document-meta>
</file>